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140000000CA4A0A8B7.gif"/>
  <manifest:file-entry manifest:media-type="image/gif" manifest:full-path="Pictures/1000000000000280000000052876A81A.gif"/>
  <manifest:file-entry manifest:media-type="image/gif" manifest:full-path="Pictures/100000000000028000000008999398C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Cambria" svg:font-family="Cambria"/>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8.498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3.A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5.666cm" style:rel-column-width="21845*"/>
    </style:style>
    <style:style style:name="Таблица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4.C1" style:family="table-cell">
      <style:table-cell-properties fo:background-color="#ccccff" fo:padding="0.097cm" fo:border="0.002cm solid #000000">
        <style:background-image/>
      </style:table-cell-properties>
    </style:style>
    <style:style style:name="Таблица4.A2" style:family="table-cell">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5.666cm" style:rel-column-width="21845*"/>
    </style:style>
    <style:style style:name="Таблица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5.C1" style:family="table-cell">
      <style:table-cell-properties fo:background-color="#ccccff" fo:padding="0.097cm" fo:border="0.002cm solid #000000">
        <style:background-image/>
      </style:table-cell-properties>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5.666cm" style:rel-column-width="21845*"/>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C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5.666cm" style:rel-column-width="21845*"/>
    </style:style>
    <style:style style:name="Таблица7.A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C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5.666cm" style:rel-column-width="21845*"/>
    </style:style>
    <style:style style:name="Таблица8.A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C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style>
    <style:style style:name="Таблица9.A" style:family="table-column">
      <style:table-column-properties style:column-width="8.498cm" style:rel-column-width="32767*"/>
    </style:style>
    <style:style style:name="Таблица9.B" style:family="table-column">
      <style:table-column-properties style:column-width="8.5cm" style:rel-column-width="32768*"/>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6.999cm" table:align="margins"/>
    </style:style>
    <style:style style:name="Таблица10.A" style:family="table-column">
      <style:table-column-properties style:column-width="8.498cm" style:rel-column-width="32767*"/>
    </style:style>
    <style:style style:name="Таблица10.B" style:family="table-column">
      <style:table-column-properties style:column-width="8.5cm" style:rel-column-width="3276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fo:background-color="#e6e6e6"/>
    </style:style>
    <style:style style:name="P3" style:family="paragraph" style:parent-style-name="Standard">
      <style:paragraph-properties fo:margin-left="0cm" fo:margin-right="0cm" fo:text-indent="0.97cm" style:auto-text-indent="false"/>
    </style:style>
    <style:style style:name="P4" style:family="paragraph" style:parent-style-name="Standard">
      <style:paragraph-properties fo:margin-left="0cm" fo:margin-right="0cm" fo:text-align="justify" style:justify-single-word="false" fo:text-indent="0.97cm" style:auto-text-indent="false"/>
    </style:style>
    <style:style style:name="P5" style:family="paragraph" style:parent-style-name="Standard">
      <style:paragraph-properties fo:margin-left="0cm" fo:margin-right="0cm" fo:text-align="justify" style:justify-single-word="false" fo:text-indent="0.97cm" style:auto-text-indent="false"/>
      <style:text-properties style:font-name="Cambria"/>
    </style:style>
    <style:style style:name="P6" style:family="paragraph" style:parent-style-name="Standard">
      <style:paragraph-properties fo:margin-left="0cm" fo:margin-right="0cm" fo:text-align="justify" style:justify-single-word="false" fo:text-indent="0.97cm" style:auto-text-indent="false"/>
      <style:text-properties style:font-name="Cambria" fo:font-size="12pt"/>
    </style:style>
    <style:style style:name="P7" style:family="paragraph" style:parent-style-name="Standard">
      <style:paragraph-properties fo:margin-left="0cm" fo:margin-right="0cm" fo:text-align="justify" style:justify-single-word="false" fo:text-indent="0.97cm" style:auto-text-indent="false"/>
      <style:text-properties fo:font-weight="normal" style:font-weight-asian="normal" style:font-weight-complex="normal"/>
    </style:style>
    <style:style style:name="P8" style:family="paragraph" style:parent-style-name="Text_20_body">
      <style:paragraph-properties fo:margin-left="0cm" fo:margin-right="0cm" fo:text-align="justify" style:justify-single-word="false" fo:text-indent="0.97cm" style:auto-text-indent="false"/>
    </style:style>
    <style:style style:name="P9" style:family="paragraph" style:parent-style-name="Level_20_3">
      <style:paragraph-properties fo:margin-left="0cm" fo:margin-right="0cm" fo:text-indent="0.97cm" style:auto-text-indent="false"/>
    </style:style>
    <style:style style:name="P10" style:family="paragraph" style:parent-style-name="Standard">
      <style:paragraph-properties fo:margin-left="0cm" fo:margin-right="0cm" fo:text-indent="0.926cm" style:auto-text-indent="false"/>
    </style:style>
    <style:style style:name="P11" style:family="paragraph" style:parent-style-name="Text_20_body">
      <style:paragraph-properties fo:margin-left="0cm" fo:margin-right="0cm" fo:text-align="justify" style:justify-single-word="false" fo:text-indent="0.926cm" style:auto-text-indent="false"/>
    </style:style>
    <style:style style:name="P12" style:family="paragraph" style:parent-style-name="Level_20_3">
      <style:paragraph-properties fo:margin-left="0cm" fo:margin-right="0cm" fo:text-indent="1.014cm" style:auto-text-indent="false"/>
    </style:style>
    <style:style style:name="P13" style:family="paragraph" style:parent-style-name="Level_20_3">
      <style:paragraph-properties fo:margin-left="0cm" fo:margin-right="0cm" fo:text-align="justify" style:justify-single-word="false" fo:text-indent="1.014cm" style:auto-text-indent="false"/>
    </style:style>
    <style:style style:name="P14" style:family="paragraph" style:parent-style-name="Standard">
      <style:paragraph-properties fo:margin-left="0cm" fo:margin-right="0cm" fo:text-align="justify" style:justify-single-word="false" fo:text-indent="1.014cm" style:auto-text-indent="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fo:text-align="justify" style:justify-single-word="false" fo:text-indent="1.014cm" style:auto-text-indent="false"/>
    </style:style>
    <style:style style:name="P16" style:family="paragraph" style:parent-style-name="Standard">
      <style:paragraph-properties fo:margin-left="0cm" fo:margin-right="0cm" fo:text-indent="1.037cm" style:auto-text-indent="false"/>
    </style:style>
    <style:style style:name="P17" style:family="paragraph" style:parent-style-name="Standard">
      <style:paragraph-properties fo:margin-left="0cm" fo:margin-right="0cm" fo:text-align="justify" style:justify-single-word="false" fo:text-indent="1.037cm" style:auto-text-indent="false"/>
    </style:style>
    <style:style style:name="P18" style:family="paragraph" style:parent-style-name="Text_20_body">
      <style:paragraph-properties fo:margin-left="0cm" fo:margin-right="0cm" fo:text-indent="0.993cm" style:auto-text-indent="false"/>
    </style:style>
    <style:style style:name="P19" style:family="paragraph" style:parent-style-name="Text_20_body">
      <style:paragraph-properties fo:margin-left="0cm" fo:margin-right="0cm" fo:text-align="justify" style:justify-single-word="false" fo:text-indent="0.993cm" style:auto-text-indent="false"/>
    </style:style>
    <style:style style:name="P20" style:family="paragraph" style:parent-style-name="Text_20_body">
      <style:paragraph-properties fo:margin-left="0cm" fo:margin-right="0cm" fo:text-align="justify" style:justify-single-word="false" fo:text-indent="0.993cm" style:auto-text-indent="false"/>
      <style:text-properties style:font-name="Cambria"/>
    </style:style>
    <style:style style:name="P21" style:family="paragraph" style:parent-style-name="Text_20_body">
      <style:paragraph-properties fo:margin-left="0cm" fo:margin-right="0cm" fo:text-align="justify" style:justify-single-word="false" fo:text-indent="0.993cm" style:auto-text-indent="false"/>
      <style:text-properties fo:text-shadow="1pt 1pt"/>
    </style:style>
    <style:style style:name="P22" style:family="paragraph" style:parent-style-name="Text_20_body">
      <style:paragraph-properties fo:margin-left="0cm" fo:margin-right="0cm" fo:text-align="justify" style:justify-single-word="false" fo:text-indent="1cm" style:auto-text-indent="false"/>
      <style:text-properties style:font-name="Cambria"/>
    </style:style>
    <style:style style:name="P23" style:family="paragraph" style:parent-style-name="Poem_20_Author">
      <style:text-properties fo:font-style="normal" fo:font-weight="normal" style:font-style-asian="normal" style:font-weight-asian="normal" style:font-style-complex="normal" style:font-weight-complex="normal"/>
    </style:style>
    <style:style style:name="P24" style:family="paragraph" style:parent-style-name="Cite">
      <style:paragraph-properties fo:text-align="justify" style:justify-single-word="false"/>
    </style:style>
    <style:style style:name="P25" style:family="paragraph" style:parent-style-name="Cite">
      <style:text-properties fo:font-weight="normal" style:font-weight-asian="normal" style:font-weight-complex="normal"/>
    </style:style>
    <style:style style:name="P26" style:family="paragraph" style:parent-style-name="Cite">
      <style:text-properties fo:font-style="italic" style:font-style-asian="italic" style:font-style-complex="italic"/>
    </style:style>
    <style:style style:name="P27" style:family="paragraph" style:parent-style-name="Cite">
      <style:paragraph-properties fo:text-align="center" style:justify-single-word="false"/>
    </style:style>
    <style:style style:name="P28" style:family="paragraph" style:parent-style-name="Cite">
      <style:paragraph-properties fo:text-align="start" style:justify-single-word="false"/>
    </style:style>
    <style:style style:name="P29" style:family="paragraph" style:parent-style-name="Cite">
      <style:paragraph-properties fo:text-align="end" style:justify-single-word="false"/>
    </style:style>
    <style:style style:name="P30" style:family="paragraph" style:parent-style-name="Cite">
      <style:text-properties fo:font-weight="bold" style:font-weight-asian="bold" style:font-weight-complex="bold"/>
    </style:style>
    <style:style style:name="P31" style:family="paragraph" style:parent-style-name="Level_20_3">
      <style:text-properties fo:font-size="18pt" style:font-size-asian="18pt" style:font-size-complex="18pt"/>
    </style:style>
    <style:style style:name="P32" style:family="paragraph" style:parent-style-name="Level_20_3">
      <style:text-properties fo:font-weight="normal" style:font-weight-asian="normal" style:font-weight-complex="normal"/>
    </style:style>
    <style:style style:name="P33" style:family="paragraph" style:parent-style-name="Level_20_3">
      <style:text-properties fo:font-style="normal" fo:font-weight="normal" style:font-style-asian="normal" style:font-weight-asian="normal" style:font-style-complex="normal" style:font-weight-complex="normal"/>
    </style:style>
    <style:style style:name="P34" style:family="paragraph" style:parent-style-name="Level_20_3">
      <style:paragraph-properties fo:text-align="justify" style:justify-single-word="false"/>
    </style:style>
    <style:style style:name="P35" style:family="paragraph" style:parent-style-name="Cite_20_Author">
      <style:text-properties fo:font-weight="normal" style:font-weight-asian="normal" style:font-weight-complex="normal"/>
    </style:style>
    <style:style style:name="P36" style:family="paragraph" style:parent-style-name="Cite_20_Author">
      <style:text-properties fo:font-style="normal" fo:font-weight="normal" style:font-style-asian="normal" style:font-weight-asian="normal" style:font-style-complex="normal" style:font-weight-complex="normal"/>
    </style:style>
    <style:style style:name="P37" style:family="paragraph" style:parent-style-name="Frame_20_contents">
      <style:paragraph-properties fo:text-align="justify" style:justify-single-word="false"/>
      <style:text-properties fo:font-size="10pt" style:font-size-asian="12pt" style:font-size-complex="12pt"/>
    </style:style>
    <style:style style:name="P38" style:family="paragraph" style:parent-style-name="Frame_20_contents">
      <style:paragraph-properties fo:text-align="justify" style:justify-single-word="false"/>
      <style:text-properties fo:font-size="10pt" fo:font-style="italic" style:font-size-asian="12pt" style:font-style-asian="italic" style:font-size-complex="12pt" style:font-style-complex="italic"/>
    </style:style>
    <style:style style:name="P39" style:family="paragraph" style:parent-style-name="Frame_20_contents">
      <style:paragraph-properties fo:text-align="justify" style:justify-single-word="false"/>
    </style:style>
    <style:style style:name="P40" style:family="paragraph" style:parent-style-name="Table_20_Contents">
      <style:paragraph-properties fo:text-align="justify" style:justify-single-word="false"/>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end" style:justify-single-word="false"/>
    </style:style>
    <style:style style:name="P43" style:family="paragraph" style:parent-style-name="Table_20_Contents">
      <style:paragraph-properties fo:text-align="center" style:justify-single-word="false"/>
      <style:text-properties fo:color="#ff0000"/>
    </style:style>
    <style:style style:name="P44" style:family="paragraph" style:parent-style-name="Table_20_Contents">
      <style:paragraph-properties fo:text-align="justify" style:justify-single-word="false"/>
      <style:text-properties fo:color="#ff0000"/>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justify" style:justify-single-word="false" fo:background-color="#ccccff">
        <style:background-image/>
      </style:paragraph-properties>
    </style:style>
    <style:style style:name="P47" style:family="paragraph" style:parent-style-name="Table_20_Contents">
      <style:paragraph-properties fo:text-align="center" style:justify-single-word="false" fo:background-color="#ccccff">
        <style:background-image/>
      </style:paragraph-properties>
    </style:style>
    <style:style style:name="P48" style:family="paragraph" style:parent-style-name="Table_20_Contents">
      <style:paragraph-properties fo:text-align="end" style:justify-single-word="false" fo:background-color="#ccccff">
        <style:background-image/>
      </style:paragraph-properties>
    </style:style>
    <style:style style:name="P49" style:family="paragraph" style:parent-style-name="Table_20_Contents">
      <style:paragraph-properties fo:text-align="justify" style:justify-single-word="false" fo:background-color="#ccccff">
        <style:background-image/>
      </style:paragraph-properties>
      <style:text-properties fo:color="#ff0000"/>
    </style:style>
    <style:style style:name="P50" style:family="paragraph" style:parent-style-name="Standard">
      <style:paragraph-properties fo:margin-left="0cm" fo:margin-right="0cm" fo:text-align="justify" style:justify-single-word="false" fo:text-indent="1.058cm" style:auto-text-indent="false"/>
    </style:style>
    <style:style style:name="P51" style:family="paragraph" style:parent-style-name="Standard">
      <style:paragraph-properties fo:margin-left="0cm" fo:margin-right="0cm" fo:text-align="justify" style:justify-single-word="false" fo:text-indent="0.914cm" style:auto-text-indent="false"/>
    </style:style>
    <style:style style:name="P52" style:family="paragraph" style:parent-style-name="Standard">
      <style:paragraph-properties fo:margin-left="0cm" fo:margin-right="0cm" fo:text-align="justify" style:justify-single-word="false" fo:text-indent="0.986cm" style:auto-text-indent="false"/>
    </style:style>
    <style:style style:name="P53" style:family="paragraph" style:parent-style-name="Standard">
      <style:paragraph-properties fo:margin-left="0cm" fo:margin-right="0cm" fo:text-align="justify" style:justify-single-word="false" fo:text-indent="1.034cm" style:auto-text-indent="false"/>
    </style:style>
    <style:style style:name="P54" style:family="paragraph" style:parent-style-name="Standard">
      <style:paragraph-properties fo:margin-left="0cm" fo:margin-right="0cm" fo:text-align="justify" style:justify-single-word="false" fo:text-indent="1.034cm" style:auto-text-indent="false"/>
      <style:text-properties style:use-window-font-color="true" fo:font-weight="normal" fo:background-color="transparent" style:font-weight-asian="normal" style:font-weight-complex="normal"/>
    </style:style>
    <style:style style:name="P55" style:family="paragraph" style:parent-style-name="Standard">
      <style:paragraph-properties fo:margin-left="0cm" fo:margin-right="0cm" fo:text-align="justify" style:justify-single-word="false" fo:text-indent="0.891cm" style:auto-text-indent="false"/>
    </style:style>
    <style:style style:name="P56" style:family="paragraph" style:parent-style-name="Standard">
      <style:paragraph-properties fo:margin-left="0cm" fo:margin-right="0cm" fo:text-indent="0.938cm" style:auto-text-indent="false"/>
    </style:style>
    <style:style style:name="P57" style:family="paragraph" style:parent-style-name="Standard">
      <style:paragraph-properties fo:margin-left="0cm" fo:margin-right="0cm" fo:text-align="justify" style:justify-single-word="false" fo:text-indent="0.048cm" style:auto-text-indent="false"/>
      <style:text-properties fo:font-weight="normal" fo:background-color="#e6e6e6" style:font-weight-asian="normal" style:font-weight-complex="normal"/>
    </style:style>
    <style:style style:name="P58" style:family="paragraph" style:parent-style-name="Level_20_4">
      <style:paragraph-properties fo:text-align="justify" style:justify-single-word="false"/>
    </style:style>
    <style:style style:name="P59" style:family="paragraph" style:parent-style-name="Annotation">
      <style:paragraph-properties fo:text-align="end" style:justify-single-word="false"/>
    </style:style>
    <style:style style:name="P60" style:family="paragraph" style:parent-style-name="Annotation">
      <style:paragraph-properties fo:text-align="start" style:justify-single-word="false"/>
    </style:style>
    <style:style style:name="P61" style:family="paragraph" style:parent-style-name="Annotation">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size="12pt" fo:language="en" fo:country="US"/>
    </style:style>
    <style:style style:name="T8" style:family="text">
      <style:text-properties fo:font-size="12pt" fo:font-style="italic"/>
    </style:style>
    <style:style style:name="T9" style:family="text">
      <style:text-properties fo:font-size="12pt" fo:text-shadow="1pt 1pt"/>
    </style:style>
    <style:style style:name="T10" style:family="text">
      <style:text-properties style:text-position="super 58%"/>
    </style:style>
    <style:style style:name="T11" style:family="text">
      <style:text-properties style:text-position="super 58%" fo:font-weight="normal" style:font-weight-asian="normal" style:font-weight-complex="normal"/>
    </style:style>
    <style:style style:name="T12" style:family="text">
      <style:text-properties style:text-position="super 58%" fo:font-style="italic" fo:font-weight="normal" style:font-style-asian="italic" style:font-weight-asian="normal" style:font-style-complex="italic" style:font-weight-complex="normal"/>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fo:font-style="italic" fo:font-weight="normal" style:font-style-asian="italic" style:font-weight-asian="normal" style:font-style-complex="italic" style:font-weight-complex="normal"/>
    </style:style>
    <style:style style:name="T16" style:family="text">
      <style:text-properties style:text-position="sub 58%" fo:font-style="italic" style:font-style-asian="italic" style:font-style-complex="italic"/>
    </style:style>
    <style:style style:name="T17" style:family="text">
      <style:text-properties style:text-outline="true"/>
    </style:style>
    <style:style style:name="T18" style:family="text">
      <style:text-properties style:text-outline="true" fo:font-size="12pt"/>
    </style:style>
    <style:style style:name="T19" style:family="text">
      <style:text-properties style:text-outline="true" fo:font-weight="normal" style:font-weight-asian="normal" style:font-weight-complex="normal"/>
    </style:style>
    <style:style style:name="T20" style:family="text">
      <style:text-properties style:text-outline="true" fo:font-style="italic" fo:font-weight="normal" style:font-style-asian="italic" style:font-weight-asian="normal" style:font-style-complex="italic" style:font-weight-complex="normal"/>
    </style:style>
    <style:style style:name="T21" style:family="text">
      <style:text-properties style:text-line-through-style="solid"/>
    </style:style>
    <style:style style:name="T22" style:family="text">
      <style:text-properties style:text-line-through-style="solid" fo:font-weight="normal" style:font-weight-asian="normal" style:font-weight-complex="normal"/>
    </style:style>
    <style:style style:name="T23" style:family="text">
      <style:text-properties style:text-line-through-style="solid" fo:font-style="italic" fo:font-weight="normal" style:font-style-asian="italic" style:font-weight-asian="normal" style:font-style-complex="italic" style:font-weight-complex="normal"/>
    </style:style>
    <style:style style:name="T24" style:family="text">
      <style:text-properties fo:color="#008080" fo:font-size="12pt"/>
    </style:style>
    <style:style style:name="T25" style:family="text">
      <style:text-properties fo:color="#008080" fo:font-size="12pt" fo:language="en" fo:country="US"/>
    </style:style>
    <style:style style:name="T26" style:family="text">
      <style:text-properties fo:font-weight="normal" style:font-weight-asian="normal" style:font-weight-complex="normal"/>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color="#ff0000" fo:background-color="transparent"/>
    </style:style>
    <style:style style:name="T30" style:family="text">
      <style:text-properties style:use-window-font-color="true" fo:background-color="transparent"/>
    </style:style>
    <style:style style:name="T31" style:family="text">
      <style:text-properties style:text-line-through-style="none"/>
    </style:style>
    <style:style style:name="T32" style:family="text">
      <style:text-properties fo:font-size="10pt" style:font-size-asian="12pt" style:font-size-complex="12pt"/>
    </style:style>
    <style:style style:name="T33" style:family="text">
      <style:text-properties fo:font-size="10pt" style:font-size-asian="10pt" style:font-size-complex="10pt"/>
    </style:style>
    <style:style style:name="T34" style:family="text">
      <style:text-properties fo:font-size="10pt" fo:font-style="italic" style:font-size-asian="12pt" style:font-style-asian="italic" style:font-size-complex="12pt" style:font-style-complex="italic"/>
    </style:style>
    <style:style style:name="T35" style:family="text">
      <style:text-properties fo:font-size="10pt" fo:font-style="italic" style:font-size-asian="10pt" style:font-style-asian="italic" style:font-size-complex="10pt" style:font-style-complex="italic"/>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content" style:horizontal-pos="left" style:horizontal-rel="paragraph" style:shadow="none"/>
    </style:style>
    <style:style style:name="fr3" style:family="graphic" style:parent-style-name="Frame">
      <style:graphic-properties style:wrap="none" style:vertical-pos="top" style:vertical-rel="paragraph-content" style:horizontal-pos="left" style:horizontal-rel="paragraph" style:shadow="none"/>
    </style:style>
    <style:style style:name="fr4" style:family="graphic" style:parent-style-name="Frame">
      <style:graphic-properties style:wrap="none" style:vertical-pos="top" style:vertical-rel="baseline" style:horizontal-pos="left" style:horizontal-rel="paragraph"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Book_20_Title"><text:bookmark text:name="bBookTitle"/><text:note text:id="ftn1" text:note-class="footnote"><text:note-citation>1</text:note-citation><text:note-body>
      <text:p text:style-name="Footnote">Сноска, &lt;которая&gt; находится <text:span text:style-name="T1">в </text:span><text:span text:style-name="T4">начале</text:span><text:span text:style-name="T1"> абзаца и в </text:span><text:span text:style-name="T4">начале</text:span><text:span text:style-name="T1"> слова</text:span>.</text:p></text:note-body></text:note>Тест конвертера ExportToFB21<text:note text:id="ftn2" text:note-class="footnote"><text:note-citation>2</text:note-citation><text:note-body>
      <text:p text:style-name="Footnote">Сноска, которая находится <text:span text:style-name="T1">в </text:span><text:span text:style-name="T4">конце</text:span><text:span text:style-name="T1"> абзаца и в </text:span><text:span text:style-name="T4">конце</text:span><text:span text:style-name="T1"> слова</text:span>.</text:p></text:note-body></text:note></text:p>
      <text:p text:style-name="Book_20_Title">Часть 1</text:p>
      <text:p text:style-name="Annotation"><text:span text:style-name="T1">Аннотация</text:span>: Кросплатформенный конвертер ExportToFB21 предназначен для конвертирования документов, формат которых поддерживает OpenOffice.org Writer в формат <text:a xlink:type="simple" xlink:href="http://www.gribuser.ru/">fb2.1</text:a><text:a xlink:type="simple" xlink:href="http://www.gribuser.ru/"><text:note text:id="ftn3" text:note-class="footnote"><text:note-citation>3</text:note-citation><text:note-body>
       <text:p text:style-name="Footnote">Сноска, которая «относится» к гиперссылке. Конвертер экспортирует и такое.</text:p></text:note-body></text:note></text:a>. Данный документ позволяет протестировать работу конвертера ExporToFB21 на правильность:</text:p>
      <text:p text:style-name="Annotation">1. Экспорт <text:span text:style-name="T1">структуры</text:span> текста (слов и абзацев).</text:p>
      <text:p text:style-name="Annotation">2. Экспорт <text:span text:style-name="T1">in-line стилей слов</text:span> (курсив, полужирный, зачеркнутых, code, нижний и верхний индекс). Это относится к тексту всех структур — таблицы, просто текст, сноски, Аннотации, Стихи и т.д.</text:p>
      <text:p text:style-name="Annotation">3. Экспорт <text:span text:style-name="T1">сносок</text:span> и <text:span text:style-name="T1">гиперссылок</text:span>.</text:p>
      <text:p text:style-name="Annotation">4. Экспорт <text:span text:style-name="T1">стилей</text:span> абзацев, аннотаций, эпиграфов, цитат, поэм, заголовков, <text:s/>подзаголовков.</text:p>
      <text:p text:style-name="Annotation">5. <text:s/>Экспорт <text:span text:style-name="T1">стилей</text:span> авторов цитат, авторов поем, авторов эпиграфов.</text:p>
      <text:p text:style-name="Annotation">6. <text:s/>Экспорт <text:span text:style-name="T1">стилей</text:span> текста сносок.</text:p>
      <text:p text:style-name="Annotation">7. Обработка «проблемных» символов (&lt;, &gt;, &amp;). Если они есть в тексте — книга не проходит валидацию!</text:p>
      <text:p text:style-name="Annotation">8. Экспорт <text:span text:style-name="T1">таблиц</text:span></text:p>
      <text:p text:style-name="Annotation">9. Экспорт <text:span text:style-name="T1">тегов</text:span> картинок (без экспорта самих картинок)</text:p>
      <text:p text:style-name="Annotation">10. Экспорт <text:span text:style-name="T1">текстовой врезки</text:span>, в виде текста, таблицы или цитаты с символьным форматированием слов.</text:p>
      <text:p text:style-name="Annotation">11. Экспорт <text:span text:style-name="T1">текстовых полей</text:span>.</text:p>
      <text:p text:style-name="Annotation">12. Экспорт <text:span text:style-name="T1">нумерованных</text:span> и <text:span text:style-name="T1">маркированных</text:span> структур (см. тестовый файл <text:span text:style-name="T1">ExportToFB21_Test-2.odt</text:span>)</text:p>
      <text:p text:style-name="Annotation"><text:bookmark text:name="bAnnotHelp"/>13. Многое другое (см. справку).</text:p>
      <text:p text:style-name="P4">Для этого посмотрите после конвертирования в fb2 формат на стили всех элементов структуры документа.</text:p>
      <text:p text:style-name="P4">С другой стороны, <text:span text:style-name="T2">данный документ показывает </text:span><text:span text:style-name="T4">правильное расположение</text:span><text:span text:style-name="T2"> аннотаций, эпиграфов и т.д.</text:span> в структуре документа (согласно схеме FictionBook формата 2.1), <text:s/>и то, где должны быть секции, которые можно просмотреть в редакторах FictionBook Editor, <text:s/>FictionBook Writer или <text:s/>FictionBook Designer (для пользователей Microsoft Windows).</text:p>
      <text:p text:style-name="P4"><text:bookmark text:name="bInThisText"/>В этом документа <text:span text:style-name="T2">структурами</text:span> называются стихи, цитаты, эпиграфы, <text:soft-page-break/>заголовки (уровни), таблицы и т.д.</text:p>
      <text:p text:style-name="P4">Экспорт построен на обработке <text:span text:style-name="T2">стиля</text:span> текста, которым выделяются определенные элементы структуры. Внимательно смотрите, какой абзац имеет какой стиль. Здесь есть пустые абзацы определенного стиля!</text:p>
      <text:p text:style-name="Level_20_1">Часть 1. Демонстрация вложенности элементов структуры на <text:span text:style-name="T2">смежных</text:span> Уровнях</text:p>
      <text:p text:style-name="Level_20_2">1.1. Между Уровнями с <text:span text:style-name="T2">разным</text:span> рангом (номером)</text:p>
      <text:p text:style-name="Epigraph">Эпиграф</text:p>
      <text:p text:style-name="Epigraph_20_Author">Автор Эпиграфа</text:p>
      <text:p text:style-name="Annotation">Аннотация</text:p>
      <text:p text:style-name="P4">1. Между <text:span text:style-name="T1">смежными</text:span> Заголовками - Уровнями <text:span text:style-name="T1">разного</text:span> ранга (номера) схемой fb2 допускается полное отсутствие элементов структуры (абзацы, поэмы... ).</text:p>
      <text:p text:style-name="P4">2. <text:span text:style-name="T1">Весь текст</text:span>, <text:span text:style-name="T2">кроме Эпиграфа и Аннотации</text:span> между <text:span text:style-name="T26">смежными</text:span> Уровнями <text:s/><text:span text:style-name="T1">разного</text:span> ранга (номера) должен быть заключен между &lt;section&gt; ... &lt;/section&gt;, что соответствует схеме FictionBook.</text:p>
      <text:p text:style-name="P4">Экспортируем текст врезки:</text:p>
      <text:p text:style-name="P4"><draw:frame draw:style-name="fr1" draw:name="Врезка4" text:anchor-type="paragraph" svg:x="1.351cm" svg:y="0.457cm" svg:width="13.684cm" draw:z-index="5">
     <draw:text-box fo:min-height="0.954cm">
      <text:p text:style-name="P30">1 строка <text:span text:style-name="T2">врезки</text:span><text:span text:style-name="T28"> - </text:span><text:a xlink:type="simple" xlink:href="http://www.google.ru"><text:span text:style-name="T3">Цитата</text:span></text:a></text:p>
      <text:p text:style-name="P39"/>
      <text:p text:style-name="Poem">3 строка врезки — <text:span text:style-name="T2">Поэма</text:span>.</text:p>
      <text:p text:style-name="Poem"/>
      <text:p text:style-name="Poem">4 строка врезки — <text:span text:style-name="T2">Поэма</text:span>. Переход на <text:a xlink:type="simple" xlink:href="#bStykesService">Часть 7. «Служебные стили» для описания свойств документа (секция Description)</text:a></text:p>
     </draw:text-box>
    </draw:frame>Здесь можно помещать и таблицу:</text:p>
      <table:table table:name="Таблица1" table:style-name="Таблица1">
        <table:table-column table:style-name="Таблица1.A"/>
        <table:table-column table:style-name="Таблица1.B"/>
        <table:table-row>
          <table:table-cell table:style-name="Таблица1.A1" office:value-type="string">
            <text:p text:style-name="P40">1:1</text:p>
          </table:table-cell>
          <table:table-cell table:style-name="Таблица1.B1" office:value-type="string">
            <text:p text:style-name="P40">1:2</text:p>
          </table:table-cell>
        </table:table-row>
        <table:table-row>
          <table:table-cell table:style-name="Таблица1.A2" office:value-type="string">
            <text:p text:style-name="P40">2:1</text:p>
          </table:table-cell>
          <table:table-cell table:style-name="Таблица1.B2" office:value-type="string">
            <text:p text:style-name="P40">2:2</text:p>
          </table:table-cell>
        </table:table-row>
      </table:table>
      <text:p text:style-name="Standard">И картинку:</text:p>
      <text:p text:style-name="Level_20_3"><draw:frame draw:style-name="fr5" draw:name="Графический объект4" text:anchor-type="paragraph" svg:x="0.081cm" svg:y="0.011cm" svg:width="16.933cm" svg:height="0.132cm" draw:z-index="7"><draw:image xlink:href="Pictures/1000000000000280000000052876A81A.gif" xlink:type="simple" xlink:show="embed" xlink:actuate="onLoad"/>
    </draw:frame>1.1.1. Между Уровнями с <text:span text:style-name="T2">одинаковым</text:span> рангом (номером)</text:p>
      <text:p text:style-name="Epigraph"><text:soft-page-break/>Эпиграф</text:p>
      <text:p text:style-name="Annotation">Аннотация</text:p>
      <text:p text:style-name="Standard">Просто текст.</text:p>
      <text:p text:style-name="Cite">Цитата</text:p>
      <text:p text:style-name="P52">1. Если между смежными Уровнями <text:span text:style-name="T2">одного</text:span> ранга (номера) не будет хотя-бы одного элемента из Стих, Пустая строка, Абзац, Цитата, Подзаголовок, а будут <text:span text:style-name="T2">только</text:span> Эпиграф и (или) Картинка и (или) Аннотация — то полученный fb2 документ не будет валидным. Чтобы убедиться в этом удалите из этого места все, кроме «Эпиграф», сконвертируйте документ, а затем посмотрите, что получится, открыв результат в <text:span text:style-name="T1">FBE</text:span> и нажав там <text:span text:style-name="T1">F8</text:span>.</text:p>
      <text:p text:style-name="P52">2. По схеме FictionBook <text:span text:style-name="T2">абсолютно все элементы </text:span>между уровнями <text:span text:style-name="T2">одного</text:span> номера (ранга) должны заканчиваться тегом &lt;/section&gt;. </text:p>
      <text:p text:style-name="P4">И здесь так же можно помещать таблицу:</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47">Заголовок 1:1</text:p>
            </table:table-cell>
            <table:table-cell table:style-name="Таблица2.B1" office:value-type="string">
              <text:p text:style-name="P47">Заголовок 1:2</text:p>
            </table:table-cell>
          </table:table-row>
        </table:table-header-rows>
        <table:table-row>
          <table:table-cell table:style-name="Таблица2.A2" office:value-type="string">
            <text:p text:style-name="P40">2:1</text:p>
          </table:table-cell>
          <table:table-cell table:style-name="Таблица2.B2" office:value-type="string">
            <text:p text:style-name="P40">2:2</text:p>
          </table:table-cell>
        </table:table-row>
      </table:table>
      <text:p text:style-name="P4">И картинку:</text:p>
      <text:p text:style-name="Level_20_3"><draw:frame draw:style-name="fr5" draw:name="Графический объект3" text:anchor-type="paragraph" svg:x="1.558cm" svg:y="0.065cm" svg:width="14.076cm" svg:height="0.318cm" draw:z-index="6"><draw:image xlink:href="Pictures/10000000000002140000000CA4A0A8B7.gif" xlink:type="simple" xlink:show="embed" xlink:actuate="onLoad"/>
    </draw:frame>1.1.2. Уровень тоже ранга, что и выше</text:p>
      <text:p text:style-name="Standard">Эта часть нужна только для того, чтобы продемонстрировать вышеописанное.</text:p>
      <text:p text:style-name="Level_20_1">Часть 2. «Особенности» слов и абзацев</text:p>
      <text:p text:style-name="P4">Конвертер может экспортировать документ,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Level_20_2">2.1. «Форматирование» стилем «code»</text:p>
      <text:p text:style-name="P5"><text:span text:style-name="T5">Для конвертирования текста в «</text:span><text:span text:style-name="T7">code</text:span><text:span text:style-name="T5">» теперь используются 3 варианта: выделение его </text:span><text:span text:style-name="T24">Тенью</text:span><text:span text:style-name="T5">, </text:span><text:span text:style-name="T24">Контуром</text:span><text:span text:style-name="T5"> или </text:span><text:span text:style-name="T8">символьным</text:span><text:span text:style-name="T5"> стилем «</text:span><text:span text:style-name="T25">code</text:span><text:span text:style-name="T5">».</text:span></text:p>
      <text:p text:style-name="P31"><text:bookmark text:name="bLevelFT"/>«Форматирование» Тенью</text:p>
      <text:p text:style-name="P5"><text:span text:style-name="T5">Это </text:span><text:span text:style-name="T9">слово</text:span><text:span text:style-name="T5"> для представления в fb2 файле в виде «code» отформатирован «Тенью».</text:span></text:p>
      <text:p text:style-name="P31">«Форматирование» Контуром</text:p>
      <text:p text:style-name="P5"><text:span text:style-name="T5">Это </text:span><text:span text:style-name="T18">слово</text:span><text:span text:style-name="T5"> для представления в fb2 файле в виде «code» отформатирован </text:span><text:soft-page-break/><text:span text:style-name="T5">«Контуром».</text:span></text:p>
      <text:p text:style-name="P31">«Форматирование» <text:span text:style-name="T2">символьным</text:span> стилем «code»</text:p>
      <text:p text:style-name="P5"><text:span text:style-name="T5">Это </text:span><text:span text:style-name="code"><text:span text:style-name="T5">слово</text:span></text:span><text:span text:style-name="T5"> для представления в fb2 файле в виде «code» отформатирован символьным стилем «code».</text:span></text:p>
      <text:p text:style-name="Level_20_2">2.2. «Проблемные» символы: &lt;, &gt; и &amp;</text:p>
      <text:p text:style-name="P6">Конвертер позволяет «безболезненно» экспортировать в fb2 формат тексты, содержащие «проблемные» символы: &lt;, &gt; и &amp;. Для этого включите в «Настройках» опцию «Обработка "проблемных" символов (&amp;, &lt; и &gt;)».</text:p>
      <text:p text:style-name="Level_20_1">Часть 3. Простые структуры</text:p>
      <text:p text:style-name="Level_20_2">3.1 Эпиграф</text:p>
      <text:p text:style-name="Epigraph">Эпиграф,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Epigraph_20_Author">1-й <text:span text:style-name="T1">Автор</text:span> <text:span text:style-name="T2">Эпиграфа</text:span></text:p>
      <text:p text:style-name="Epigraph_20_Author">2-й <text:span text:style-name="T1">Автор</text:span> <text:span text:style-name="T2">Эпиграфа</text:span>,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3.2 Аннотация</text:p>
      <text:p text:style-name="Level_20_3">3.2.1. Простая Аннотация</text:p>
      <text:p text:style-name="Annotation"><text:span text:style-name="T1">Аннотация</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text:soft-page-break/>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После Аннотации обязательно должно быть хоть что-то! Иначе fb2 файл опять же получится невалидным.</text:p>
      <text:p text:style-name="P9">3.2.2. Аннотация с Подзаголовком</text:p>
      <text:p text:style-name="Annotation">Аннотация</text:p>
      <text:p text:style-name="Annotation_20_SubTitle">Подзаголовок Аннотации</text:p>
      <text:p text:style-name="Annotation">Снова Аннотация</text:p>
      <text:p text:style-name="P3">После Аннотации обязательно должно быть хоть что-то! Иначе fb2 файл опять же получится невалидным.</text:p>
      <text:p text:style-name="Level_20_2">3.3. Стих</text:p>
      <text:p text:style-name="Level_20_3">3.3.1. Простой Стих</text:p>
      <text:p text:style-name="Poem">Стих.</text:p>
      <text:p text:style-name="Poem">Еще один Стих.</text:p>
      <text:p text:style-name="Poem_20_Author"><text:bookmark text:name="b1AP"/>1-й <text:span text:style-name="T1">Автор</text:span> <text:span text:style-name="T2">Стиха</text:span></text:p>
      <text:p text:style-name="Poem_20_Author"><text:span text:style-name="T3">2-й </text:span><text:span text:style-name="T4">Автор</text:span><text:span text:style-name="T3"> Стиха, который содержит </text:span><text:span text:style-name="T4">полужирный</text:span><text:span text:style-name="T3"> текст, курсивный текст, </text:span><text:span text:style-name="T23">зачеркнутый</text:span><text:span text:style-name="T3"> текст, текст в </text:span><text:span text:style-name="T15">нижнем</text:span><text:span text:style-name="T3"> индексе, текст в </text:span><text:span text:style-name="T12">верхнем</text:span><text:span text:style-name="T3"> индексе, <text:s/>текст, оформленный стилем </text:span><text:span text:style-name="T20">code</text:span><text:span text:style-name="T3">, </text:span><text:a xlink:type="simple" xlink:href="http://www.gribuser.ru/"><text:span text:style-name="T3">гиперссылку</text:span></text:a><text:span text:style-name="T3"> на web страничку, </text:span><text:a xlink:type="simple" xlink:href="#bBookTitle"><text:span text:style-name="T3">переход</text:span></text:a><text:span text:style-name="T3"> на любое место документа (в данном случае — на название документа).</text:span></text:p>
      <text:p text:style-name="Level_20_3">3.3.2. Стих с Заголовком и Подзаголовком</text:p>
      <text:p text:style-name="Poem_20_Title"><text:bookmark text:name="bPoemTitle"/><text:span text:style-name="T1">Название</text:span> <text:span text:style-name="T2">Стиха</text:span></text:p>
      <text:p text:style-name="Poem">Стих.</text:p>
      <text:p text:style-name="Poem_20_SubTitle"><text:span text:style-name="T1">Подзаголовок</text:span> <text:span text:style-name="T2">Стиха</text:span></text:p>
      <text:p text:style-name="Poem">Еще один Стих.</text:p>
      <text:p text:style-name="P23">Автор Стиха</text:p>
      <text:p text:style-name="Level_20_3">3.3.3. Конвертирование Стихов «по-разному»</text:p>
      <text:p text:style-name="P16">В следующих примерах одна строка — это целое четверостишие.</text:p>
      <text:p text:style-name="SubTitle">Пример стихов, где все четверостишия которых взяты в единственные &lt;stanza&gt;</text:p>
      <text:p text:style-name="Poem">1-е четверостишие</text:p>
      <text:p text:style-name="Poem">2-е четверостишие</text:p>
      <text:p text:style-name="Poem">3-е четверостишие</text:p>
      <text:p text:style-name="P17"/>
      <text:p text:style-name="SubTitle"><text:bookmark text:name="bSubTitle"/>Пример стихов, где каждое четверостишие взято в «свое» &lt;stanza&gt;</text:p>
      <text:p text:style-name="Poem">1-е четверостишие</text:p>
      <text:p text:style-name="Poem"><text:soft-page-break/></text:p>
      <text:p text:style-name="Poem">2-е четверостишие</text:p>
      <text:p text:style-name="Poem"/>
      <text:p text:style-name="Poem">3-е четверостишие</text:p>
      <text:p text:style-name="P17">«Секрет» этого — между четверостишиями пустая строка со стилем Poem. <text:span text:style-name="T1">Работает и с включенной опцией «Удалять пустые абзацы»</text:span>!</text:p>
      <text:p text:style-name="P17"/>
      <text:p text:style-name="SubTitle">Пример стихов, где каждое четверостишие — это отдельная поэма</text:p>
      <text:p text:style-name="Poem">1-е четверостишие</text:p>
      <text:p text:style-name="P17"/>
      <text:p text:style-name="Poem">1-е четверостишие</text:p>
      <text:p text:style-name="P17"/>
      <text:p text:style-name="Poem">1-е четверостишие</text:p>
      <text:p text:style-name="P17">«Секрет» этого — между четверостишиями пустая строка без стиля Poem. <text:span text:style-name="T1">Работает и с включенной опцией «Удалять пустые абзацы»</text:span>!</text:p>
      <text:p text:style-name="Level_20_2">3.4. Цитата</text:p>
      <text:p text:style-name="Level_20_3">3.4.1. Простая Цитата</text:p>
      <text:p text:style-name="P24"><text:span text:style-name="T1">Цитата</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Cite_20_Author">1-й <text:span text:style-name="T1">Автор</text:span> <text:span text:style-name="T2">Цитаты</text:span></text:p>
      <text:p text:style-name="Cite_20_Author"><text:span text:style-name="T26">2-й </text:span><text:span text:style-name="T1">Автор</text:span><text:span text:style-name="T26"> </text:span><text:span text:style-name="T3">Цитаты</text:span><text:span text:style-name="T26">, который содержит </text:span><text:span text:style-name="T1">полужирный</text:span><text:span text:style-name="T26"> текст, </text:span><text:span text:style-name="T3">курсивный</text:span><text:span text:style-name="T26"> текст, </text:span><text:span text:style-name="T22">зачеркнутый</text:span><text:span text:style-name="T26"> текст, текст в </text:span><text:span text:style-name="T14">нижнем</text:span><text:span text:style-name="T26"> индексе, текст в </text:span><text:span text:style-name="T11">верхнем</text:span><text:span text:style-name="T26"> индексе, <text:s/>текст, оформленный стилем </text:span><text:span text:style-name="T19">code</text:span><text:span text:style-name="T26">, </text:span><text:a xlink:type="simple" xlink:href="http://www.gribuser.ru/"><text:span text:style-name="T26">гиперссылку</text:span></text:a><text:span text:style-name="T26"> на web страничку, </text:span><text:a xlink:type="simple" xlink:href="#bBookTitle"><text:span text:style-name="T26">переход</text:span></text:a><text:span text:style-name="T26"> на любое место документа (в данном случае — на название документа).</text:span></text:p>
      <text:p text:style-name="P32">3.4.2. Цитата с Подзаголовком</text:p>
      <text:p text:style-name="Cite_20_SubTitle">Подзаголовок Цитаты</text:p>
      <text:p text:style-name="P24">Цитата</text:p>
      <text:p text:style-name="Cite_20_SubTitle">Еще один Подзаголовок Цитаты</text:p>
      <text:p text:style-name="Cite">Еще одна Цитата</text:p>
      <text:p text:style-name="Cite"/>
      <text:p text:style-name="Cite">Еще одна Цитата</text:p>
      <text:p text:style-name="P36">Автор Цитаты</text:p>
      <text:p text:style-name="P33"><text:soft-page-break/>3.4.3. Несколько Цитат, расположенных одна за другой</text:p>
      <text:p text:style-name="P14">Такие Цитаты отделяются одна от другой либо пустой строкой без стилей, либо Автором Цитаты.</text:p>
      <text:p text:style-name="SubTitle">Если Цитаты «без автор»</text:p>
      <text:p text:style-name="Cite">1-я строка Цитаты 1</text:p>
      <text:p text:style-name="Cite">2-я строка Цитаты 1</text:p>
      <text:p text:style-name="Standard"/>
      <text:p text:style-name="Cite">1-я строка Цитаты 2</text:p>
      <text:p text:style-name="Cite"><text:bookmark text:name="b2Line2Cite"/>2-я строка Цитаты 2</text:p>
      <text:p text:style-name="SubTitle">Если некоторые Цитаты «с автором»</text:p>
      <text:p text:style-name="Cite">1-я строка Цитаты 1</text:p>
      <text:p text:style-name="Cite">2-я строка Цитаты 1</text:p>
      <text:p text:style-name="Cite_20_Author">Автор Цитаты</text:p>
      <text:p text:style-name="Cite">1-я строка Цитаты 2</text:p>
      <text:p text:style-name="Cite">2-я строка Цитаты 2</text:p>
      <text:p text:style-name="Level_20_2">3.5. Подзаголовок</text:p>
      <text:p text:style-name="SubTitle">Это — подзаголовок,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1">Конвертер позволяет экспортировать «составные» подзаголовки в 2-х вариантах: 1. Один под одним. 2. Объединением через пробел. Выбор варианта конвертирования — в диалоге «Настройки» Конвертера. Вот пример:</text:p>
      <text:p text:style-name="SubTitle">1-я часть подзаголовка</text:p>
      <text:p text:style-name="SubTitle">1-я часть подзаголовка</text:p>
      <text:p text:style-name="Level_20_2">3.6. Гиперссылка</text:p>
      <text:p text:style-name="Standard">Здесь все просто. Вот текст, который содержит <text:s/><text:a xlink:type="simple" xlink:href="http://www.gribuser.ru/">гиперссылку</text:a> на web страничку.</text:p>
      <text:p text:style-name="Level_20_2">3.7. Сноска<text:note text:id="ftn4" text:note-class="footnote"><text:note-citation>4</text:note-citation><text:note-body>
      <text:p text:style-name="Footnote">Эта сноска содержит <text:span text:style-name="T1">полужирный</text:span> текст, <text:span text:style-name="T2">курсивный</text:span> текст, текст в<text:span text:style-name="T13"> нижнем</text:span> индексе, текст в <text:span text:style-name="T10">верхнем</text:span> индексе, <text:s/><text:span text:style-name="T21">зачеркнутый</text:span> текста, текст, оформленный стилем <text:span text:style-name="code">code</text:span>, <text:a xlink:type="simple" xlink:href="http://www.gribuser.ru/">гиперссылку</text:a> на web страничку, <text:a xlink:type="simple" xlink:href="#bBookTitle">переход</text:a> на название документа.</text:p></text:note-body></text:note></text:p>
      <text:p text:style-name="P15">Сноски могут находиться в любом месте документа и все они будут <text:soft-page-break/>экспортироваться. При этом поддерживается экспорт «форматирования» самого текста сноски — выделение полужирным, курсивом, code, верхние и нижние индексы, гиперссылка, переход на другое место в документе...</text:p>
      <text:p text:style-name="Level_20_2">3.8. Картинка</text:p>
      <text:p text:style-name="P10">Конвертер пока не может экспортировать сами Картинки. Экспортируются только их теги.</text:p>
      <text:p text:style-name="P11">У картинок в fb2 формате есть необязательный атрибут «title». Конвертер позволяет при экспорте задавать этот атрибут. Для этого в Настройках Конвертера надо включить опцию «Сохранять название картинки, как атрибут «title». ».</text:p>
      <text:p text:style-name="P22">Всего существует 4 вида «привязок» картинок:</text:p>
      <text:p text:style-name="P22">1. К странице.</text:p>
      <text:p text:style-name="P22">2. К абзацу.</text:p>
      <text:p text:style-name="P22">3. К символу.</text:p>
      <text:p text:style-name="P22">4. Как символ - «Буквицы (символьные, inline картинки)».</text:p>
      <text:p text:style-name="P20">При этом картинка каждого вида привязки может быть помещена в текстовую врезку с названием картинки (если на картинке нажать правую клавишу мышки и из контекстного меню выбрать «Название», и диалоге ввести название картинки).</text:p>
      <text:p text:style-name="P20"><text:span text:style-name="T5">1-й вариант – картинка с</text:span> <text:span text:style-name="T5">привязкой к странице «не отлавливается» конвертором, и картинка будет проигнорирована. Картинки с названиями во врезках тоже пока «не отлавливаются», и экспортировано будет только их название из врезок в виде текста. </text:span><text:span text:style-name="T6">Поэтому не используйте эти два вида картинок</text:span><text:span text:style-name="T5">! Если надо задать строку с названием картинки, то просто напишите текстовую строку. С другой стороны, в атрибуты “</text:span><text:span text:style-name="T7">title</text:span>” <text:span text:style-name="T5">тега &lt;</text:span><text:span text:style-name="T7">image</text:span><text:span text:style-name="T5">&gt; будет заноситься (при включенной опции в настройках) имя картинки.</text:span></text:p>
      <text:p text:style-name="Level_20_3">3.8.1. Картинка — как «абзац» </text:p>
      <text:p text:style-name="Level_20_4">Привязка «к абзацу»</text:p>
      <text:p text:style-name="Standard">Согласно схеме fb2 в секции <text:span text:style-name="T2">только одна</text:span> картинка находиться не может. fb2 файл будет невалидным. Поэтому, или до, или после картинки надо добавить любой элемент структуры. В нашем случае — просто текст <text:span text:style-name="T2">до</text:span> картинки.</text:p>
      <text:p text:style-name="Level_20_4"><draw:frame draw:style-name="fr6" draw:name="Графический объект1" text:anchor-type="paragraph" svg:width="14.076cm" svg:height="0.318cm" draw:z-index="1"><draw:image xlink:href="Pictures/10000000000002140000000CA4A0A8B7.gif" xlink:type="simple" xlink:show="embed" xlink:actuate="onLoad"/>
    </draw:frame>Привязка «к символу»</text:p>
      <text:p text:style-name="Standard"><text:soft-page-break/>Какой-нибудь элемент структуры (здесь — текст <text:span text:style-name="T2">после</text:span> картинки).<draw:frame draw:style-name="fr7" draw:name="Графический объект2" text:anchor-type="char" svg:width="14.173cm" svg:height="0.212cm" draw:z-index="4"><draw:image xlink:href="Pictures/100000000000028000000008999398C9.gif" xlink:type="simple" xlink:show="embed" xlink:actuate="onLoad"/>
    </draw:frame></text:p>
      <text:p text:style-name="Level_20_3">3.8.2. Картинка — Буквица (символьная) — привязка «как символ»</text:p>
      <text:p text:style-name="P18">Буквица (inline картинка) может находиться в разных местах абзаца. Например:</text:p>
      <text:p text:style-name="P18">нажмите на кнопку: , потом на :</text:p>
      <text:p text:style-name="P19">Этот пример показывает, как экспортируются inline картинки - «вшиваются» <text:s/>внутрь тега &lt;p&gt;, и находятся в одной строке с текстом параграфа. Просмотреть можно через HaaliiReader или AlReader 2.5 — другие читалки и редакторы (пока) не поддерживают просмотр (редактирование) inline картинок. Так, что код можно проверить и в текстовом редакторе, он должен быть таким:</text:p>
      <text:p text:style-name="P21">&lt;p&gt;&lt;image l:href="#img_2"/&gt;нажмите на кнопку: &lt;image l:href="#img_3"/&gt; , потом на :&lt;image l:href="#img_4"/&gt;&lt;/p&gt;</text:p>
      <text:p text:style-name="Level_20_2">3.9. Таблица</text:p>
      <text:p text:style-name="Level_20_3">3.9.1. Простые прямоугольные таблицы</text:p>
      <text:p text:style-name="Level_20_4">1. Экспорт простой «прямоугольной» матрицы (все ячейки заполненные)</text:p>
      <table:table table:name="Таблица3" table:style-name="Таблица3">
        <table:table-column table:style-name="Таблица3.A"/>
        <table:table-row>
          <table:table-cell table:style-name="Таблица3.A1" office:value-type="string">
            <text:p text:style-name="P47">Заголовок</text:p>
          </table:table-cell>
        </table:table-row>
        <table:table-row>
          <table:table-cell table:style-name="Таблица3.A2" office:value-type="string">
            <text:p text:style-name="P40">Строка 1</text:p>
          </table:table-cell>
        </table:table-row>
        <table:table-row>
          <table:table-cell table:style-name="Таблица3.A2" office:value-type="string">
            <text:p text:style-name="P40">Строка 2</text:p>
          </table:table-cell>
        </table:table-row>
        <table:table-row>
          <table:table-cell table:style-name="Таблица3.A2" office:value-type="string">
            <text:p text:style-name="P40">Строка 3</text:p>
          </table:table-cell>
        </table:table-row>
      </table:table>
      <text:p text:style-name="Level_20_4">2. Экспорт простой «прямоугольной» матрицы из нескольких строк и колонок, некоторые ячейки которой содержат несколько абзацев, в некоторые — пустые</text:p>
      <text:p text:style-name="P54">В ячейках работает экспорт форматирования, гиперссылок и переходов на другие места файла:</text:p>
      <table:table table:name="Таблица4" table:style-name="Таблица4">
        <table:table-column table:style-name="Таблица4.A" table:number-columns-repeated="3"/>
        <table:table-header-rows>
          <text:soft-page-break/>
          <table:table-row>
            <table:table-cell table:style-name="Таблица4.A1" office:value-type="string">
              <text:p text:style-name="P46"><text:span text:style-name="T1">Заголовок</text:span> 1:1(<text:span text:style-name="T2">1 абзац</text:span><text:span text:style-name="T27">)</text:span></text:p>
              <text:p text:style-name="P47">Заголовок 1:1(2 абзац)<text:note text:id="ftn5" text:note-class="footnote"><text:note-citation>5</text:note-citation><text:note-body>
          <text:p text:style-name="Footnote">Эта сноска — из таблицы (1-я ячейка, 2-й абзац). Конвертор позволяет экспортировать и сноски из таблиц, и разное выравнивание не только ячеек, но и разных абзацев в пределах одной ячейки</text:p></text:note-body></text:note></text:p>
              <text:p text:style-name="P48"><text:span text:style-name="code">Заголовок</text:span> 1:1(<text:span text:style-name="T21">3 абзац</text:span><text:span text:style-name="T31">)</text:span></text:p>
            </table:table-cell>
            <table:table-cell table:style-name="Таблица4.A1" office:value-type="string">
              <text:p text:style-name="P47"/>
            </table:table-cell>
            <table:table-cell table:style-name="Таблица4.C1" office:value-type="string">
              <text:p text:style-name="P48"><text:a xlink:type="simple" xlink:href="#bBookTitle">Заголовок</text:a> 1:3(<text:span text:style-name="T2">всего 1 абзац</text:span>)</text:p>
            </table:table-cell>
          </table:table-row>
        </table:table-header-rows>
        <table:table-row>
          <table:table-cell table:style-name="Таблица4.A2" office:value-type="string">
            <text:p text:style-name="P40"/>
          </table:table-cell>
          <table:table-cell table:style-name="Таблица4.A2" office:value-type="string">
            <text:p text:style-name="P41">2:1 (1 <text:a xlink:type="simple" xlink:href="http://www.gribuser.ru/">абзац</text:a>)</text:p>
            <text:p text:style-name="P45">2:1 (2 абзац)</text:p>
            <text:p text:style-name="P42">2:1 (3 абзац)</text:p>
          </table:table-cell>
          <table:table-cell table:style-name="Таблица4.C2" office:value-type="string">
            <text:p text:style-name="P42"/>
          </table:table-cell>
        </table:table-row>
        <table:table-row>
          <table:table-cell table:style-name="Таблица4.A2" office:value-type="string">
            <text:p text:style-name="P40">3:1 (всего 1 абзац)</text:p>
          </table:table-cell>
          <table:table-cell table:style-name="Таблица4.A2" office:value-type="string">
            <text:p text:style-name="P45">3:2 (1 абзац)</text:p>
            <text:p text:style-name="P42">3:2 (2 абзац)</text:p>
          </table:table-cell>
          <table:table-cell table:style-name="Таблица4.C2" office:value-type="string">
            <text:p text:style-name="P45">3:3 (1 абзац)</text:p>
            <text:p text:style-name="P41">3:3 (2 абзац)</text:p>
            <text:p text:style-name="P41">3:3 (3 абзац)</text:p>
            <text:p text:style-name="P42">3:3 (4 абзац)</text:p>
          </table:table-cell>
        </table:table-row>
        <table:table-row>
          <table:table-cell table:style-name="Таблица4.A2" office:value-type="string">
            <text:p text:style-name="P40"/>
          </table:table-cell>
          <table:table-cell table:style-name="Таблица4.A2" office:value-type="string">
            <text:p text:style-name="P41"/>
          </table:table-cell>
          <table:table-cell table:style-name="Таблица4.C2" office:value-type="string">
            <text:p text:style-name="P42"/>
          </table:table-cell>
        </table:table-row>
        <table:table-row>
          <table:table-cell table:style-name="Таблица4.A2" office:value-type="string">
            <text:p text:style-name="P40">5:1 (1 абзац)</text:p>
            <text:p text:style-name="P42">5:1 (2 абзац)</text:p>
          </table:table-cell>
          <table:table-cell table:style-name="Таблица4.A2" office:value-type="string">
            <text:p text:style-name="P41"/>
          </table:table-cell>
          <table:table-cell table:style-name="Таблица4.C2" office:value-type="string">
            <text:p text:style-name="P42"/>
          </table:table-cell>
        </table:table-row>
        <table:table-row>
          <table:table-cell table:style-name="Таблица4.A2" office:value-type="string">
            <text:p text:style-name="P40"/>
          </table:table-cell>
          <table:table-cell table:style-name="Таблица4.A2" office:value-type="string">
            <text:p text:style-name="P41">&lt; 6:2 (1 абзац) &gt;</text:p>
          </table:table-cell>
          <table:table-cell table:style-name="Таблица4.C2" office:value-type="string">
            <text:p text:style-name="P42"/>
          </table:table-cell>
        </table:table-row>
      </table:table>
      <text:p text:style-name="Level_20_4">3. Экспорт простой «прямоугольной» матрицы из нескольких строк и колонок, некоторые ячейки которой заблокированы</text:p>
      <text:p text:style-name="P53">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9">красным цветом</text:span><text:span text:style-name="T30">.</text:span></text:p>
      <text:p text:style-name="P54">В «заблокированных» ячейках также <text:s/>работает экспорт форматирования, гиперссылок и переходов на другие места файла:</text:p>
      <table:table table:name="Таблица5" table:style-name="Таблица5">
        <table:table-column table:style-name="Таблица5.A" table:number-columns-repeated="3"/>
        <table:table-header-rows>
          <table:table-row>
            <table:table-cell table:style-name="Таблица5.A1" office:value-type="string" table:protected="true">
              <text:p text:style-name="P49"><text:span text:style-name="T1">Заголовок</text:span> 1:1(<text:span text:style-name="T2">1 абзац</text:span>)</text:p>
              <text:p text:style-name="P49"><text:a xlink:type="simple" xlink:href="#bBookTitle">Заголовок</text:a> 1:1(2 абзац)</text:p>
              <text:p text:style-name="P49"><text:span text:style-name="code">Заголовок</text:span> 1:1(3 <text:span text:style-name="T21">абзац</text:span>)</text:p>
            </table:table-cell>
            <table:table-cell table:style-name="Таблица5.A1" office:value-type="string">
              <text:p text:style-name="P47"/>
            </table:table-cell>
            <table:table-cell table:style-name="Таблица5.C1" office:value-type="string">
              <text:p text:style-name="P48"><text:a xlink:type="simple" xlink:href="#bAnnotHelp">Заголовок</text:a> 1:3(<text:span text:style-name="T2">всего 1 абзац</text:span>)</text:p>
            </table:table-cell>
          </table:table-row>
        </table:table-header-rows>
        <table:table-row>
          <table:table-cell table:style-name="Таблица5.A2" office:value-type="string">
            <text:p text:style-name="P40"/>
          </table:table-cell>
          <table:table-cell table:style-name="Таблица5.A2" office:value-type="string">
            <text:p text:style-name="P45">2:1 (1 абзац)</text:p>
            <text:p text:style-name="P41">2:1 (2 абзац)</text:p>
            <text:p text:style-name="P42">2:1 (3 абзац)</text:p>
          </table:table-cell>
          <table:table-cell table:style-name="Таблица5.C2" office:value-type="string">
            <text:p text:style-name="P42"/>
          </table:table-cell>
        </table:table-row>
        <table:table-row>
          <table:table-cell table:style-name="Таблица5.A2" office:value-type="string">
            <text:p text:style-name="P40">3:1 (всего 1 абзац)</text:p>
          </table:table-cell>
          <table:table-cell table:style-name="Таблица5.A2" office:value-type="string" table:protected="true">
            <text:p text:style-name="P43">3:2 (1 абзац)</text:p>
            <text:p text:style-name="P43">3:2 (2 абзац)</text:p>
          </table:table-cell>
          <table:table-cell table:style-name="Таблица5.C2" office:value-type="string">
            <text:p text:style-name="P42">3:3 (1 абзац)</text:p>
            <text:p text:style-name="P42">3:3 (2 абзац)</text:p>
            <text:p text:style-name="P42">3:3 (3 абзац)</text:p>
            <text:p text:style-name="P42">3:3 (4 абзац)</text:p>
          </table:table-cell>
        </table:table-row>
        <text:soft-page-break/>
        <table:table-row>
          <table:table-cell table:style-name="Таблица5.A2" office:value-type="string">
            <text:p text:style-name="P40"/>
          </table:table-cell>
          <table:table-cell table:style-name="Таблица5.A2" office:value-type="string">
            <text:p text:style-name="P41"/>
          </table:table-cell>
          <table:table-cell table:style-name="Таблица5.C2" office:value-type="string">
            <text:p text:style-name="P42"/>
          </table:table-cell>
        </table:table-row>
        <table:table-row>
          <table:table-cell table:style-name="Таблица5.A2" office:value-type="string" table:protected="true">
            <text:p text:style-name="P44">5:1 (1 абзац)</text:p>
            <text:p text:style-name="P44">5:1 (2 абзац)</text:p>
          </table:table-cell>
          <table:table-cell table:style-name="Таблица5.A2" office:value-type="string">
            <text:p text:style-name="P41"/>
          </table:table-cell>
          <table:table-cell table:style-name="Таблица5.C2" office:value-type="string">
            <text:p text:style-name="P42"/>
          </table:table-cell>
        </table:table-row>
        <table:table-row>
          <table:table-cell table:style-name="Таблица5.A2" office:value-type="string">
            <text:p text:style-name="P40"/>
          </table:table-cell>
          <table:table-cell table:style-name="Таблица5.A2" office:value-type="string">
            <text:p text:style-name="P41">&lt; 6:2 (1 абзац) &gt;</text:p>
          </table:table-cell>
          <table:table-cell table:style-name="Таблица5.C2" office:value-type="string">
            <text:p text:style-name="P42"/>
          </table:table-cell>
        </table:table-row>
      </table:table>
      <text:p text:style-name="P34">3.9.2. Сложные таблицы (разное число столбцов в строке)</text:p>
      <text:p text:style-name="Level_20_4">1. Экспорт сложной таблицы (все ячейки заполненные)</text:p>
      <table:table table:name="Таблица6" table:style-name="Таблица6">
        <table:table-column table:style-name="Таблица6.A" table:number-columns-repeated="3"/>
        <table:table-row>
          <table:table-cell table:style-name="Таблица6.A1" table:number-columns-spanned="3" office:value-type="string">
            <text:p text:style-name="P41">&lt;A1&gt;</text:p>
          </table:table-cell>
          <table:covered-table-cell/>
          <table:covered-table-cell/>
        </table:table-row>
        <table:table-row>
          <table:table-cell table:style-name="Таблица6.A2" office:value-type="string">
            <text:p text:style-name="P40">A2</text:p>
          </table:table-cell>
          <table:table-cell table:style-name="Таблица6.A2" office:value-type="string">
            <text:p text:style-name="P45">B2 (1-й абзац)</text:p>
            <text:p text:style-name="P42">B2 (2-й абзац)</text:p>
          </table:table-cell>
          <table:table-cell table:style-name="Таблица6.C2" office:value-type="string">
            <text:p text:style-name="P42">C2</text:p>
          </table:table-cell>
        </table:table-row>
        <table:table-row>
          <table:table-cell table:style-name="Таблица6.A2" office:value-type="string">
            <text:p text:style-name="P41">A3</text:p>
          </table:table-cell>
          <table:table-cell table:style-name="Таблица6.A2" office:value-type="string">
            <text:p text:style-name="P42">B3</text:p>
          </table:table-cell>
          <table:table-cell table:style-name="Таблица6.C2" office:value-type="string">
            <text:p text:style-name="P40">C3</text:p>
          </table:table-cell>
        </table:table-row>
        <table:table-row>
          <table:table-cell table:style-name="Таблица6.C2" table:number-columns-spanned="3" office:value-type="string">
            <text:p text:style-name="P40">A4 (1-й абзац)</text:p>
            <text:p text:style-name="P42">A4 (2-й абзац)</text:p>
          </table:table-cell>
          <table:covered-table-cell/>
          <table:covered-table-cell/>
        </table:table-row>
        <table:table-row>
          <table:table-cell table:style-name="Таблица6.C2" table:number-columns-spanned="3" office:value-type="string">
            <text:p text:style-name="P42">A5</text:p>
          </table:table-cell>
          <table:covered-table-cell/>
          <table:covered-table-cell/>
        </table:table-row>
        <table:table-row>
          <table:table-cell table:style-name="Таблица6.A2" office:value-type="string">
            <text:p text:style-name="P41">A6</text:p>
          </table:table-cell>
          <table:table-cell table:style-name="Таблица6.A2" office:value-type="string">
            <text:p text:style-name="P41">B6</text:p>
          </table:table-cell>
          <table:table-cell table:style-name="Таблица6.C2" office:value-type="string">
            <text:p text:style-name="P41">C6</text:p>
          </table:table-cell>
        </table:table-row>
        <table:table-row>
          <table:table-cell table:style-name="Таблица6.C2" table:number-columns-spanned="3" office:value-type="string">
            <text:p text:style-name="P40">A6</text:p>
          </table:table-cell>
          <table:covered-table-cell/>
          <table:covered-table-cell/>
        </table:table-row>
      </table:table>
      <text:p text:style-name="P58">2. Экспорт сложной таблицы, некоторые ячейки которой содержат несколько абзацев, в некоторые — пустые</text:p>
      <text:p text:style-name="P54">В ячейках сложных таблиц работает экспорт форматирования, гиперссылок и переходов на другие места файла:</text:p>
      <text:p text:style-name="P1"/>
      <table:table table:name="Таблица7" table:style-name="Таблица7">
        <table:table-column table:style-name="Таблица7.A" table:number-columns-repeated="3"/>
        <table:table-row>
          <table:table-cell table:style-name="Таблица7.A1" table:number-columns-spanned="3" office:value-type="string">
            <text:p text:style-name="P41">A1</text:p>
          </table:table-cell>
          <table:covered-table-cell/>
          <table:covered-table-cell/>
        </table:table-row>
        <table:table-row>
          <table:table-cell table:style-name="Таблица7.A2" office:value-type="string">
            <text:p text:style-name="P40">A2</text:p>
          </table:table-cell>
          <table:table-cell table:style-name="Таблица7.A2" office:value-type="string">
            <text:p text:style-name="P41">B2 (<text:span text:style-name="T1">1-й абзац)</text:span></text:p>
            <text:p text:style-name="P41">B2 (2-й <text:a xlink:type="simple" xlink:href="#bBookTitle">абзац</text:a>)</text:p>
          </table:table-cell>
          <table:table-cell table:style-name="Таблица7.C2" office:value-type="string">
            <text:p text:style-name="P42"/>
          </table:table-cell>
        </table:table-row>
        <table:table-row>
          <table:table-cell table:style-name="Таблица7.A2" office:value-type="string">
            <text:p text:style-name="P41">A3</text:p>
          </table:table-cell>
          <table:table-cell table:style-name="Таблица7.A2" office:value-type="string">
            <text:p text:style-name="P42"/>
          </table:table-cell>
          <table:table-cell table:style-name="Таблица7.C2" office:value-type="string">
            <text:p text:style-name="P40">C3</text:p>
          </table:table-cell>
        </table:table-row>
        <table:table-row>
          <table:table-cell table:style-name="Таблица7.C2" table:number-columns-spanned="3" office:value-type="string">
            <text:p text:style-name="P40">A4 (1-й абзац)</text:p>
            <text:p text:style-name="P40"><text:soft-page-break/>A4 (2-й абзац)</text:p>
          </table:table-cell>
          <table:covered-table-cell/>
          <table:covered-table-cell/>
        </table:table-row>
        <table:table-row>
          <table:table-cell table:style-name="Таблица7.C2" table:number-columns-spanned="3" office:value-type="string">
            <text:p text:style-name="P42"/>
          </table:table-cell>
          <table:covered-table-cell/>
          <table:covered-table-cell/>
        </table:table-row>
        <table:table-row>
          <table:table-cell table:style-name="Таблица7.A2" office:value-type="string">
            <text:p text:style-name="P41"/>
          </table:table-cell>
          <table:table-cell table:style-name="Таблица7.A2" office:value-type="string">
            <text:p text:style-name="P41"/>
          </table:table-cell>
          <table:table-cell table:style-name="Таблица7.C2" office:value-type="string">
            <text:p text:style-name="P41"/>
          </table:table-cell>
        </table:table-row>
        <table:table-row>
          <table:table-cell table:style-name="Таблица7.C2" table:number-columns-spanned="3" office:value-type="string">
            <text:p text:style-name="P40">A6</text:p>
          </table:table-cell>
          <table:covered-table-cell/>
          <table:covered-table-cell/>
        </table:table-row>
      </table:table>
      <text:p text:style-name="Level_20_4">3. Экспорт сложной таблицы, некоторые ячейки которой заблокированы</text:p>
      <text:p text:style-name="P53">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9">красным цветом</text:span><text:span text:style-name="T30">.</text:span></text:p>
      <text:p text:style-name="Standard"/>
      <table:table table:name="Таблица8" table:style-name="Таблица8">
        <table:table-column table:style-name="Таблица8.A" table:number-columns-repeated="3"/>
        <table:table-row>
          <table:table-cell table:style-name="Таблица8.A1" table:number-columns-spanned="3" office:value-type="string">
            <text:p text:style-name="P41">A1</text:p>
          </table:table-cell>
          <table:covered-table-cell/>
          <table:covered-table-cell/>
        </table:table-row>
        <table:table-row>
          <table:table-cell table:style-name="Таблица8.A2" office:value-type="string">
            <text:p text:style-name="P40">A2</text:p>
          </table:table-cell>
          <table:table-cell table:style-name="Таблица8.A2" office:value-type="string" table:protected="true">
            <text:p text:style-name="P43">B2 (1-й <text:span text:style-name="T1">абзац</text:span>)</text:p>
            <text:p text:style-name="P43"><text:a xlink:type="simple" xlink:href="#bPoemTitle">B2</text:a> (2-й абзац)</text:p>
          </table:table-cell>
          <table:table-cell table:style-name="Таблица8.C2" office:value-type="string">
            <text:p text:style-name="P42"/>
          </table:table-cell>
        </table:table-row>
        <table:table-row>
          <table:table-cell table:style-name="Таблица8.A2" office:value-type="string">
            <text:p text:style-name="P41">A3</text:p>
          </table:table-cell>
          <table:table-cell table:style-name="Таблица8.A2" office:value-type="string">
            <text:p text:style-name="P42"/>
          </table:table-cell>
          <table:table-cell table:style-name="Таблица8.C2" office:value-type="string">
            <text:p text:style-name="P40">C3</text:p>
          </table:table-cell>
        </table:table-row>
        <table:table-row>
          <table:table-cell table:style-name="Таблица8.C2" table:number-columns-spanned="3" office:value-type="string" table:protected="true">
            <text:p text:style-name="P44">A4 (1-й абзац)</text:p>
            <text:p text:style-name="P44">A4 (2-й абзац)</text:p>
          </table:table-cell>
          <table:covered-table-cell/>
          <table:covered-table-cell/>
        </table:table-row>
        <table:table-row>
          <table:table-cell table:style-name="Таблица8.C2" table:number-columns-spanned="3" office:value-type="string">
            <text:p text:style-name="P42"/>
          </table:table-cell>
          <table:covered-table-cell/>
          <table:covered-table-cell/>
        </table:table-row>
        <table:table-row>
          <table:table-cell table:style-name="Таблица8.A2" office:value-type="string">
            <text:p text:style-name="P41"/>
          </table:table-cell>
          <table:table-cell table:style-name="Таблица8.A2" office:value-type="string">
            <text:p text:style-name="P41"/>
          </table:table-cell>
          <table:table-cell table:style-name="Таблица8.C2" office:value-type="string">
            <text:p text:style-name="P41"/>
          </table:table-cell>
        </table:table-row>
        <table:table-row>
          <table:table-cell table:style-name="Таблица8.C2" table:number-columns-spanned="3" office:value-type="string">
            <text:p text:style-name="P40">A6</text:p>
          </table:table-cell>
          <table:covered-table-cell/>
          <table:covered-table-cell/>
        </table:table-row>
      </table:table>
      <text:p text:style-name="Level_20_1">Часть 4. Сложные, вложенные друг в друга структуры</text:p>
      <text:p text:style-name="P4">Т.к. конвертер позволяем экспортировать сложные структуры (цитаты, содержащие Стихи и т.д.), то для отделения одного элемента от другого (например цитаты от стиха). используйте <text:span text:style-name="T1">пустую</text:span> строку <text:span text:style-name="T1">без форматирования</text:span>! Если между элементами (цитата и цитата, стих и цитата...) нет пустой строки без форматирования, то конвертер воспримет эти элементы, как <text:span text:style-name="T1">составную структуру</text:span>, конечно, если она соответствует схеме FictionBook.</text:p>
      <text:p text:style-name="P4">Для наглядности результата вложенные элементы будем «помечать» уголками. Например <text:span text:style-name="T26">&lt;1.&gt;. А вложенные элементы вложенного элемента так &lt;1.1.&gt; и так далее. Это позволит «отследить» какой элемент куда вложен. Основной элемент, для которого и показывается вся эта «гимнастика» пометим </text:span><text:span text:style-name="T26">для наглядности, как &lt;Root&gt;.</text:span></text:p>
      <text:p text:style-name="P7"><text:soft-page-break/>Ниже, для Сложного Эпиграфа Схема такая:</text:p>
      <text:p text:style-name="P2">Эпиграф &lt;Root&gt;</text:p>
      <text:p text:style-name="P2"><text:tab/><text:tab/>Поэма &lt;1&gt;</text:p>
      <text:p text:style-name="P2"><text:tab/><text:tab/><text:tab/><text:tab/>Эпиграф &lt;1.1.&gt;</text:p>
      <text:p text:style-name="P2"><text:tab/><text:tab/><text:tab/><text:tab/><text:tab/><text:tab/>Автор Эпиграфа &lt;1.1.1.&gt;</text:p>
      <text:p text:style-name="P2"><text:tab/><text:tab/><text:tab/><text:tab/>Подзаголовок Стиха &lt;1.1.&gt;</text:p>
      <text:p text:style-name="P2"><text:tab/><text:tab/><text:tab/><text:tab/>Текст Стиха &lt;1.1.&gt;</text:p>
      <text:p text:style-name="P2"><text:tab/><text:tab/><text:tab/><text:tab/>Автор Стиха &lt;1.1.&gt;</text:p>
      <text:p text:style-name="P2"><text:tab/><text:tab/>Пустая Строка &lt;2.&gt;</text:p>
      <text:p text:style-name="P2"><text:tab/><text:tab/>Цитата &lt;3&gt;</text:p>
      <text:p text:style-name="P2"><text:tab/><text:tab/><text:tab/><text:tab/>Подзаголовок Цитаты &lt;3.1.&gt;</text:p>
      <text:p text:style-name="P2"><text:tab/><text:tab/><text:tab/><text:tab/>Пустая строка &lt;3.1.&gt;</text:p>
      <text:p text:style-name="P2"><text:tab/><text:tab/><text:tab/><text:tab/>Текст Цитаты &lt;3.1.&gt;</text:p>
      <text:p text:style-name="P2"><text:tab/><text:tab/><text:tab/><text:tab/>Поэма &lt;3.1.&gt;</text:p>
      <text:p text:style-name="P2"><text:tab/><text:tab/><text:tab/><text:tab/><text:tab/><text:tab/>Текст Стиха &lt;3.1.1.&gt;</text:p>
      <text:p text:style-name="P2"><text:tab/><text:tab/><text:tab/><text:tab/><text:tab/><text:tab/>Автор Стиха &lt;3.1.1.&gt;</text:p>
      <text:p text:style-name="P2"><text:tab/><text:tab/><text:tab/><text:tab/>Автор Цитаты &lt;3.1.&gt;</text:p>
      <text:p text:style-name="P57">Автор Эпиграфа &lt;Root&gt;</text:p>
      <text:p text:style-name="Level_20_2">4.1. Эпиграф</text:p>
      <text:p text:style-name="Epigraph"><text:s/>Это <text:span text:style-name="T1">Эпиграф </text:span>&lt;Root&gt;.</text:p>
      <text:p text:style-name="Epigraph">Он содержит 3 элемента: Поэму (с «ее» элементами), Пустую строку и Цитату (с «ее» элементами).</text:p>
      <text:p text:style-name="Poem_20_Title"><text:span text:style-name="T26">&lt;1.1.&gt; </text:span><text:span text:style-name="T1">Заголовок</text:span> <text:span text:style-name="T2">Стиха</text:span> Эпиграфа &lt;Root&gt;</text:p>
      <text:p text:style-name="Epigraph">&lt;1.1.&gt; Эпиграф</text:p>
      <text:p text:style-name="Epigraph_20_Author">&lt;1.1.1.&gt; Автор Эпиграфа</text:p>
      <text:p text:style-name="Poem_20_SubTitle"><text:span text:style-name="T26">&lt;1.1.&gt; </text:span><text:span text:style-name="T1">Подзаголовок</text:span><text:span text:style-name="T26"> </text:span><text:span text:style-name="T3">Стиха</text:span><text:span text:style-name="T26"> Эпиграфа &lt;Root&gt;</text:span></text:p>
      <text:p text:style-name="Poem"><text:span text:style-name="T26">&lt;1.1.&gt; </text:span><text:span text:style-name="T1">Стих</text:span> <text:span text:style-name="T2">Эпиграфа</text:span><text:span text:style-name="T27"> </text:span>&lt;Root&gt;.</text:p>
      <text:p text:style-name="Poem"><text:span text:style-name="T26">&lt;1.1.&gt; </text:span>Еще один <text:span text:style-name="T1">Стих</text:span> Эпиграфа &lt;Root&gt;.</text:p>
      <text:p text:style-name="Poem_20_Author"><text:span text:style-name="T26">&lt;1.1.&gt; </text:span><text:span text:style-name="T1">Автор</text:span><text:span text:style-name="T26"> </text:span><text:span text:style-name="T3">Стиха</text:span><text:span text:style-name="T26"> </text:span>Эпиграфа</text:p>
      <text:p text:style-name="Epigraph"/>
      <text:p text:style-name="Cite_20_SubTitle"><text:bookmark text:name="bCiteEpigSubTitle"/><text:span text:style-name="T26">&lt;3.1.&gt; </text:span><text:span text:style-name="T1">Подзаголовок</text:span> <text:span text:style-name="T2">Цитаты</text:span> Эпиграфа</text:p>
      <text:p text:style-name="P25"/>
      <text:p text:style-name="Cite"><text:span text:style-name="T26">&lt;3.1.&gt; </text:span><text:span text:style-name="T1">Цитата</text:span> Эпиграфа &lt;Root&gt;</text:p>
      <text:p text:style-name="Poem"><text:bookmark text:name="bPoemForCite"/>&lt;3.1.1&gt; Стих Цитаты &lt;3.1.&gt;</text:p>
      <text:p text:style-name="Poem_20_Author"><text:span text:style-name="T26">&lt;3.1.1.&gt; </text:span><text:span text:style-name="T1">Автор</text:span> <text:span text:style-name="T2">Стиха</text:span> Цитаты &lt;3.&gt;</text:p>
      <text:p text:style-name="Cite_20_Author"><text:span text:style-name="T26">&lt;3.1.&gt; </text:span><text:span text:style-name="T1">Автор</text:span> <text:span text:style-name="T2">Цитаты</text:span> &lt;3.&gt;</text:p>
      <text:p text:style-name="Epigraph_20_Author"><text:bookmark text:name="bSEpigRoot"/><text:span text:style-name="T1">Автор</text:span> <text:span text:style-name="T2">Эпиграфа &lt;Root&gt;</text:span></text:p>
      <text:p text:style-name="P3"><text:soft-page-break/>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4.2. Аннотация</text:p>
      <text:p text:style-name="Annotation"><text:span text:style-name="T26">Это </text:span><text:span text:style-name="T1">Аннотация</text:span><text:span text:style-name="T26"> &lt;Root&gt;.</text:span></text:p>
      <text:p text:style-name="Annotation"><text:span text:style-name="T26">Она </text:span>содержит 4 элемента: Подзаголовок, Пустую строку. Поэму (с «ее» элементами) и Цитату (с «ее» элементами).</text:p>
      <text:p text:style-name="Annotation_20_SubTitle"><text:span text:style-name="T1">Подзаголовок</text:span> <text:span text:style-name="T2">Аннотации</text:span></text:p>
      <text:p text:style-name="Annotation"/>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61">1:1<text:note text:id="ftn6" text:note-class="footnote"><text:note-citation>6</text:note-citation><text:note-body>
          <text:p text:style-name="Footnote">Эта сноска — из таблицы аннотации.</text:p></text:note-body></text:note></text:p>
            </table:table-cell>
            <table:table-cell table:style-name="Таблица9.B1" office:value-type="string">
              <text:p text:style-name="P61">1:2</text:p>
            </table:table-cell>
          </table:table-row>
        </table:table-header-rows>
        <table:table-row>
          <table:table-cell table:style-name="Таблица9.A2" office:value-type="string">
            <text:p text:style-name="P60"><text:span text:style-name="T1">2</text:span>:<text:span text:style-name="T2">1</text:span></text:p>
          </table:table-cell>
          <table:table-cell table:style-name="Таблица9.B2" office:value-type="string">
            <text:p text:style-name="P59">2:2</text:p>
          </table:table-cell>
        </table:table-row>
      </table:table>
      <text:p text:style-name="Annotation">Снова <text:span text:style-name="T1">Аннотация</text:span></text:p>
      <text:p text:style-name="Annotation"/>
      <text:p text:style-name="Poem_20_Title"><text:span text:style-name="T1">Заголовок</text:span> <text:span text:style-name="T2">Стиха</text:span> Аннотации</text:p>
      <text:p text:style-name="Poem"><text:span text:style-name="T1">Стих</text:span> Аннотации.</text:p>
      <text:p text:style-name="Poem_20_SubTitle"><text:span text:style-name="T1">Подзаголовок</text:span> <text:span text:style-name="T2">Стиха</text:span> Аннотации</text:p>
      <text:p text:style-name="Poem">Еще один <text:span text:style-name="T1">Стих</text:span> Аннотации.</text:p>
      <text:p text:style-name="Poem_20_Author"><text:span text:style-name="T1">Автор</text:span><text:span text:style-name="T26"> </text:span><text:span text:style-name="T3">Стиха</text:span><text:span text:style-name="T26"> Аннотации</text:span></text:p>
      <text:p text:style-name="Cite_20_SubTitle"><text:span text:style-name="T1">Подзаголовок</text:span> <text:span text:style-name="T2">Цитаты</text:span> Аннотации</text:p>
      <text:p text:style-name="Cite"><text:span text:style-name="T1">Цитата</text:span> Аннотации</text:p>
      <text:p text:style-name="P35"><text:span text:style-name="T1">Автор</text:span> <text:span text:style-name="T2">Цитаты</text:span> Аннотации &lt;Root&gt;</text:p>
      <text:p text:style-name="P3">После Аннотации обязательно должно быть хоть что-то! Иначе fb2 файл опять же получится невалидным.</text:p>
      <text:p text:style-name="Level_20_2">4.3. Стих</text:p>
      <text:p text:style-name="P50">Эта Поэма содержит в себе 4 элемента: Заголовок, Эпиграф (с «его» элементами), Подзаголовок, Автора Стиха.</text:p>
      <text:p text:style-name="Poem_20_Title"><text:span text:style-name="T1">Заголовок</text:span> <text:span text:style-name="T2">Стиха &lt;Root&gt;</text:span></text:p>
      <text:p text:style-name="Epigraph"><text:bookmark text:name="bEpigForPoem"/><text:span text:style-name="T1">Эпиграф</text:span> <text:span text:style-name="T2">Стиха</text:span></text:p>
      <text:p text:style-name="Epigraph_20_Author"><text:span text:style-name="T1">Автор</text:span> <text:span text:style-name="T2">Эпиграфа</text:span> Стиха</text:p>
      <text:p text:style-name="Poem">Стих.</text:p>
      <text:p text:style-name="Poem_20_SubTitle"><text:span text:style-name="T1">Подзаголовок</text:span> <text:span text:style-name="T2">Стиха</text:span></text:p>
      <text:p text:style-name="Poem">Еще один Стих.</text:p>
      <text:p text:style-name="Poem_20_Author"><text:span text:style-name="T1">Автор</text:span> <text:span text:style-name="T2">Стиха</text:span><text:span text:style-name="T3"> &lt;Root&gt;</text:span></text:p>
      <text:p text:style-name="Level_20_2"><text:soft-page-break/>4.4. Цитата</text:p>
      <text:p text:style-name="P51">Эта Цитата содержит в себе 4 элемента: Подзаголовок, Пустую Строку, Поэму (с «ее» элементами), <text:s/>Автора Цитаты.</text:p>
      <text:p text:style-name="P24"><text:span text:style-name="T26">Это </text:span><text:span text:style-name="T1">Цитата</text:span><text:span text:style-name="T26"> &lt;Root&gt;.</text:span></text:p>
      <text:p text:style-name="Cite_20_SubTitle"><text:span text:style-name="T1">Подзаголовок</text:span> <text:span text:style-name="T2">Цитаты</text:span></text:p>
      <text:p text:style-name="Cite"/>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27">1:1<text:note text:id="ftn7" text:note-class="footnote"><text:note-citation>7</text:note-citation><text:note-body>
          <text:p text:style-name="Footnote">Эта сноска — из цитатной таблицы.</text:p></text:note-body></text:note></text:p>
            </table:table-cell>
            <table:table-cell table:style-name="Таблица10.B1" office:value-type="string">
              <text:p text:style-name="P27">1:2</text:p>
            </table:table-cell>
          </table:table-row>
        </table:table-header-rows>
        <table:table-row>
          <table:table-cell table:style-name="Таблица10.A2" office:value-type="string">
            <text:p text:style-name="P28">2:1</text:p>
          </table:table-cell>
          <table:table-cell table:style-name="Таблица10.B2" office:value-type="string">
            <text:p text:style-name="P29"><text:span text:style-name="T1">2</text:span>:<text:span text:style-name="T2">2</text:span></text:p>
          </table:table-cell>
        </table:table-row>
      </table:table>
      <text:p text:style-name="Cite"/>
      <text:p text:style-name="Poem"><text:span text:style-name="T1">Стих</text:span> Цитаты.</text:p>
      <text:p text:style-name="Poem_20_SubTitle"><text:span text:style-name="T1">Подзаголовок</text:span> <text:span text:style-name="T2">Стиха</text:span> Цитаты</text:p>
      <text:p text:style-name="Poem">Еще один <text:span text:style-name="T1">Стих</text:span> Цитаты.</text:p>
      <text:p text:style-name="Poem_20_Author"><text:span text:style-name="T1">Автор</text:span><text:span text:style-name="T26"> </text:span><text:span text:style-name="T3">Стиха</text:span><text:span text:style-name="T26"> Цитаты</text:span></text:p>
      <text:p text:style-name="Cite_20_Author"><text:bookmark text:name="bACiteRoot"/><text:span text:style-name="T1">Автор</text:span> <text:span text:style-name="T2">Цитаты &lt;Root&gt;</text:span></text:p>
      <text:p text:style-name="P26">А эта Цитата — просто для того, чтобы проверить, что эти 2 Цитаты «не слились» в одну.</text:p>
      <text:p text:style-name="Level_20_2">4.5. Сложный текст сносок</text:p>
      <text:p text:style-name="P4">Конвертер позволяет экспортировать <text:span text:style-name="T2">сложный текст сносок</text:span>, состоящий как <text:s/>из отдельных сложных стихов, цитат, аннотаций, и т.д., <text:s/>так и из целых книг (если кому-нибудь это понадобится) в <text:span text:style-name="T2">пределах текста каждой сноски.</text:span> Ниже приведены 2 примера:</text:p>
      <text:p text:style-name="P4">1. Набор Эпиграфа и Аннотации, Цитат и стихов в тексте сноски<text:note text:id="ftn8" text:note-class="footnote"><text:note-citation>8</text:note-citation><text:note-body>
      <text:p text:style-name="Epigraph">Эпиграф сноски (перед эпиграфом, согласно схеме, не должно быть абзацев!)</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Poem">Стих аннотации сноски</text:p>
      <text:p text:style-name="Poem"/>
      <text:p text:style-name="Poem">Стих аннотации сноски</text:p>
      <text:p text:style-name="Poem_20_Author">Автор стиха <text:s/>аннотации сноски</text:p>
      <text:p text:style-name="Footnote">Теперь — Сложная Цитата и Сложная Поэма</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Footnote">Ну, и так далее...</text:p></text:note-body></text:note> и</text:p>
      <text:p text:style-name="P4"><text:soft-page-break/>2. <text:span text:style-name="T2">Многоуровневая сложная книга</text:span> в тексте сноски<text:note text:id="ftn9" text:note-class="footnote"><text:note-citation>9</text:note-citation><text:note-body>
      <text:p text:style-name="Footnote">Пример сноски — сложной многоуровневой книги:</text:p>
      <text:p text:style-name="Level_20_1">Часть I</text:p>
      <text:p text:style-name="Annotation">Аннотация к Части I</text:p>
      <text:p text:style-name="Level_20_2">Глава 1</text:p>
      <text:p text:style-name="Epigraph">Эпиграф сноски </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Standard">Текст Главы 1...</text:p>
      <text:p text:style-name="Level_20_2">Глава 2</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Standard">Текст Главы 2...</text:p></text:note-body></text:note>.</text:p>
      <text:p text:style-name="Level_20_1">Часть 5. Ссылки и переходы внутри документа</text:p>
      <text:p text:style-name="Level_20_2">Переход на Абзацы текста</text:p>
      <text:p text:style-name="P52">1. Ссылаться <text:span text:style-name="T1">на разные элементы структуры</text:span> текста (Цитаты, Поэмы, Заголовок...) можно <text:span text:style-name="T1">из разных элементов структуры</text:span> текста (Автор Эпиграфа, Заголовок, Заголовок Поэмы...). </text:p>
      <text:p text:style-name="P52">2. В нижеприведенных примерах после стрелки (-&gt;) в кавычках стоит текст элемента структуры, <text:span text:style-name="T2">куда</text:span> мы хотим адресовать ссылку. Так легче проверить работоспособность конвертера.</text:p>
      <text:p text:style-name="P52"><text:soft-page-break/>3. Переход из текста сноски есть — это сноска из заголовка «3.7. Сноска)». Перейдите по ней и опробуйте ссылку из нее на «Название Документа».</text:p>
      <text:p text:style-name="P52">4. Поэкспериментируйте.</text:p>
      <text:p text:style-name="Standard"/>
      <text:p text:style-name="P55"><text:a xlink:type="simple" xlink:href="#bInThisText">Переход</text:a> на текст «В этом документа структурами называются стихи, цитаты, эпиграфы, заголовки (уровни), таблицы и т.д.».</text:p>
      <text:p text:style-name="Level_20_2">Переход на Стихи</text:p>
      <text:p text:style-name="Standard"><text:a xlink:type="simple" xlink:href="#bPoemTitle">Переход</text:a> на Заголовок Поэмы -&gt; «<text:span text:style-name="T1">Название</text:span> <text:span text:style-name="T2">Стиха</text:span>».</text:p>
      <text:p text:style-name="Standard"><text:a xlink:type="simple" xlink:href="#bPoemForCite">Переход</text:a> на строку Поэмы -&gt; «&lt;3.1.1&gt; Стих Цитаты &lt;3.1.&gt;».</text:p>
      <text:p text:style-name="Standard"><text:a xlink:type="simple" xlink:href="#b1AP">Переход</text:a> на Автора Поэмы -&gt; «1-й <text:span text:style-name="T1">Автор</text:span> <text:span text:style-name="T2">Стиха</text:span>».</text:p>
      <text:p text:style-name="Standard"><text:soft-page-break/>И т.д.</text:p>
      <text:p text:style-name="Level_20_2">Переход на Аннотации</text:p>
      <text:p text:style-name="Epigraph">Это — Эпиграф. Отсюда <text:a xlink:type="simple" xlink:href="#bAnnotHelp">перейдем</text:a> на Аннотацию -&gt; <text:s/>«12. Многое другое (см. справку).».</text:p>
      <text:p text:style-name="Epigraph_20_Author">Это — Автор Эпиграфа. Отсюда <text:a xlink:type="simple" xlink:href="#bAnnotHelp">перейдем туда же</text:a>.</text:p>
      <text:p text:style-name="Standard">Просто текст — для валидности документа.</text:p>
      <text:p text:style-name="Level_20_2">Переход на Эпиграфы</text:p>
      <text:p text:style-name="Annotation">Это - Аннотация. Отсюда <text:a xlink:type="simple" xlink:href="#bSEpigRoot">перейдем</text:a> на Автора Эпиграфа -&gt; «<text:span text:style-name="T1">Автор</text:span> <text:span text:style-name="T2">Эпиграфа &lt;Root&gt;</text:span>».</text:p>
      <text:p text:style-name="P56"><text:a xlink:type="simple" xlink:href="#bEpigForPoem">Переход</text:a> на Эпиграф -&gt; «<text:span text:style-name="T1">Эпиграф</text:span> <text:span text:style-name="T2">Стиха</text:span>»</text:p>
      <text:p text:style-name="Level_20_2">Переход на Цитаты</text:p>
      <text:p text:style-name="Poem_20_Title">Это — Заголовок Поэмы. Отсюда <text:a xlink:type="simple" xlink:href="#bCiteEpigSubTitle">перейдем</text:a> на Подзаголовок Цитаты -&gt; «<text:span text:style-name="T26">&lt;3.1.&gt; </text:span><text:span text:style-name="T1">Подзаголовок</text:span> <text:span text:style-name="T2">Цитаты</text:span> Эпиграфа»</text:p>
      <text:p text:style-name="Poem">Это — Стих. Отсюда <text:a xlink:type="simple" xlink:href="#bACiteRoot">перейдем</text:a> на Автора Цитаты -&gt; «<text:span text:style-name="T1">Автор</text:span> <text:span text:style-name="T2">Цитаты &lt;Root&gt;</text:span>».</text:p>
      <text:p text:style-name="Poem_20_Author">Это — Автор Поэмы. Отсюда <text:a xlink:type="simple" xlink:href="#b2Line2Cite">перейдем</text:a> на Текст Цитату -&gt; «2-я строка Цитаты 2» подраздела «Если Цитаты «без автор»»</text:p>
      <text:p text:style-name="Level_20_2">Переход на Подзаголовки (Subtitle)</text:p>
      <text:p text:style-name="P52"><text:a xlink:type="simple" xlink:href="#bSubTitle">Переход</text:a> на Подзаголовок -&gt; «Пример стихов, где каждое четверостишие взято в «свое» &lt;stanza&gt;»</text:p>
      <text:p text:style-name="Level_20_2">Переход на Заголовки — Уровни</text:p>
      <text:p text:style-name="Standard"><text:a xlink:type="simple" xlink:href="#bLevelFT">Переход</text:a> на Заголовок -&gt; ««Форматирование» Тенью»</text:p>
      <text:p text:style-name="Level_20_1">Часть 6. Текстовые Врезки, Поля и другое</text:p>
      <text:p text:style-name="Level_20_2">6.1. Текстовые врезки</text:p>
      <text:p text:style-name="P4">Врезки могут экспортироваться либо в виде <text:span text:style-name="T2">простого текста</text:span>, либо в виде <text:soft-page-break/><text:span text:style-name="T2">цитаты</text:span>, либо в виде <text:span text:style-name="T2">таблицы</text:span>. Выбор варианта осуществляется в диалоге <text:span text:style-name="T1">Настройки</text:span> Конвертера.</text:p>
      <text:p text:style-name="P4">Для врезки существует 4 вида привязки:</text:p>
      <text:p text:style-name="P4">1. К странице.</text:p>
      <text:p text:style-name="P4">2. К абзацу.</text:p>
      <text:p text:style-name="P4">3. К символу.</text:p>
      <text:p text:style-name="P4">4. Как символ.</text:p>
      <text:p text:style-name="P4">Конвертор «не отлавливает» врезки с 1-м видом привязки - к странице. Если такая врезка есть в документе, то она будет проигнорирована.</text:p>
      <text:p text:style-name="P4">4-й вид врезок вряд ли имеет смысл применять в тексте. Лучше использовать 2-й или 3-й вид врезок.</text:p>
      <text:p text:style-name="Level_20_3">Привязка «к абзацу»</text:p>
      <text:p text:style-name="P12"><draw:frame draw:style-name="fr2" draw:name="Врезка1" text:anchor-type="paragraph" svg:width="14.526cm" draw:z-index="0">
     <draw:text-box fo:min-height="0.845cm">
      <text:p text:style-name="P38"><text:span text:style-name="T1">1-я строка</text:span> текстовой врезки с привязкой к абзацу.</text:p>
      <text:p text:style-name="Standard"><text:span text:style-name="T32">2-я строка текстовой врезки </text:span><text:span text:style-name="T34">с привязкой</text:span><text:span text:style-name="T35"> к абзацу</text:span><text:span text:style-name="T33"> - с</text:span><text:span text:style-name="T32"> переходом на </text:span><text:a xlink:type="simple" xlink:href="#bBookTitle"><text:span text:style-name="T32">название документа</text:span></text:a><text:span text:style-name="T32">.</text:span></text:p>
     </draw:text-box>
    </draw:frame>Привязка «к символу»</text:p>
      <text:p text:style-name="P13">Привязка «как символ»<draw:frame draw:style-name="fr3" draw:name="Врезка2" text:anchor-type="char" svg:width="14.526cm" draw:z-index="2">
     <draw:text-box fo:min-height="0.845cm">
      <text:p text:style-name="P37">1-я строка <text:span text:style-name="T10">текстовой врезки</text:span> <text:span text:style-name="T1">с привязкой к символу</text:span>.</text:p>
      <text:p text:style-name="P37">2-я строка <text:span text:style-name="T16">текстовой врезки</text:span><text:span text:style-name="T2"> </text:span><text:span text:style-name="T4">с привязкой к символу</text:span>.</text:p>
     </draw:text-box>
    </draw:frame></text:p>
      <text:p text:style-name="P4"><draw:frame draw:style-name="fr4" draw:name="Врезка3" text:anchor-type="as-char" svg:width="14.526cm" draw:z-index="3">
     <draw:text-box fo:min-height="0.845cm">
      <text:p text:style-name="P37"><text:span text:style-name="T1">1-я строка </text:span><text:a xlink:type="simple" xlink:href="http://www.google.ru/"><text:span text:style-name="T4">текстовой</text:span></text:a><text:span text:style-name="T1"> врезки с привязкой как символ</text:span>.</text:p>
      <text:p text:style-name="P37">2-я строка текстовой врезки с привязкой как символ.</text:p>
     </draw:text-box>
    </draw:frame>Теперь просто текст...</text:p>
      <text:p text:style-name="Level_20_2">6.2. Текстовые поля</text:p>
      <text:p text:style-name="P8">Конвертер экспортирует и текстовые поля, вставленных из меню OOo Writer`а <text:s/><text:span text:style-name="T1">Вставка -&gt; Поля</text:span>. Пример: текстовое поле даты:</text:p>
      <text:p text:style-name="P8"><text:date style:data-style-name="N37" text:date-value="2008-06-26T09:15:09.83" text:fixed="true">26.06.08</text:date></text:p>
      <text:p text:style-name="Level_20_1"><text:bookmark text:name="bStykesService"/>Часть 7. «Служебные стили» для описания свойств документа (секция Description)</text:p>
      <text:p text:style-name="_5f_Book_20_Annotation">Небольшой пример аннотации на книгу с «<text:span text:style-name="T1">форматированием</text:span>».</text:p>
      <text:p text:style-name="_5f_Book_20_Annotation"><text:soft-page-break/>Он состоит из 2-х абзацев с ссылкой на <text:a xlink:type="simple" xlink:href="#bStykesService">Часть 7</text:a>, <text:a xlink:type="simple" xlink:href="http://www.gribuser.ru/">гиперссылкой</text:a> и сноской<text:note text:id="ftn10" text:note-class="footnote"><text:note-citation>10</text:note-citation><text:note-body>
      <text:p text:style-name="Footnote">Сноска из Аннотации на Книгу секции Descripton</text:p></text:note-body></text:note>.</text:p>
      <text:p text:style-name="_23_Book_20_Author"><text:span text:style-name="_23_Name">Автор1 Имя</text:span> <text:span text:style-name="_23_Family">Автор1 Фамилия</text:span> <text:span text:style-name="_23_Patronymic">Автор1 Отчество</text:span> <text:span text:style-name="_23_Nick">Автор1 Ник</text:span></text:p>
      <text:p text:style-name="_23_Book_20_Author"><text:span text:style-name="_23_Name">Автор2 Имя</text:span> <text:span text:style-name="_23_Email">Автор2 Email</text:span> <text:span text:style-name="_23_WebSite">Автор2 HomePage</text:span></text:p>
      <text:p text:style-name="_23_Book_20_Translator"><text:span text:style-name="_23_Name">Переводчик1 Имя</text:span> <text:span text:style-name="_23_Family">Переводчик1 Фамилия</text:span> <text:span text:style-name="_23_Patronymic">Переводчик1 Отчество</text:span> <text:span text:style-name="_23_Nick">Переводчик1 </text:span><text:span text:style-name="_23_Nick">Ник</text:span></text:p>
      <text:p text:style-name="_23_Book_20_Translator"><text:span text:style-name="_23_Name">Переводчик2 Имя</text:span> <text:span text:style-name="_23_Email">Переводчик2 Email</text:span> <text:span text:style-name="_23_WebSite">Переводчик2 HomePage</text:span></text:p>
      <text:p text:style-name="_5f_Book_20_Keywords">1 2 3 4 5 6 7 8 9 0</text:p>
      <text:p text:style-name="_5f_Book_20_Date_20_Value">2008-03-31</text:p>
      <text:p text:style-name="_5f_Book_20_Date_20_Text">2008</text:p>
      <text:p text:style-name="_23_Book_20_Series"><text:span text:style-name="_23_Sequence">Серия Название</text:span> <text:span text:style-name="_23_Sequence_20_Number">001</text:span></text:p>
      <text:p text:style-name="_5f_PaperBook_20_Name">Название Бумажной Книги</text:p>
      <text:p text:style-name="_5f_PaperBook_20_Publisher">Издательство</text:p>
      <text:p text:style-name="_5f_PaperBook_20_Year">2000</text:p>
      <text:p text:style-name="_5f_PaperBook_20_ISBN">ISBN</text:p>
      <text:p text:style-name="_5f_PaperBook_20_City">Город</text:p>
      <text:p text:style-name="_23_PaperBook_20_Series"><text:span text:style-name="_23_Sequence">Серия БК1</text:span> <text:span text:style-name="_23_Sequence_20_Number">2</text:span></text:p>
      <text:p text:style-name="_23_PaperBook_20_Series"><text:span text:style-name="_23_Sequence_20_Number">1</text:span></text:p>
      <text:p text:style-name="_23_Custom_20_Info">Custom <text:span text:style-name="_23_Custom_20_Info_20_Type">editor</text:span> <text:span text:style-name="_23_Custom_20_Info_20_Value">ФИО Редактора</text:span></text:p>
      <text:p text:style-name="_23_Custom_20_Info">Custom <text:span text:style-name="_23_Custom_20_Info_20_Type">edition</text:span> <text:span text:style-name="_23_Custom_20_Info_20_Value">5</text:span></text:p>
      <text:p text:style-name="P4">В fb2-файл в этой 6-й части должен быть только этот абзац и все ниже его. Все остальные данные выше и до названия этого раздела 6 должны быть помещены в «свои» тэги.</text:p>
      <text:p text:style-name="P4">1. Тест сработает при выборе в <text:span text:style-name="T1">Диалоге Настроек</text:span> опции «В любом месте документа)» эти служебные данные.</text:p>
      <text:p text:style-name="P4">2. При выборе в <text:span text:style-name="T1">Диалоге Настроек</text:span> опции «Верх Документа (До Названия Книги)» эти служебные данные НЕ БУДУТ помещены в теги части &lt;Description&gt; fb2 файла, т.к. «Служебная область» в этом случае — до Названия Книги (а этот 6-й раздел — в самом низу этого документа. Его данные считались бы, если бы документ не имел бы отформатированного стилем «Book Title» абзаца).</text:p>
      <text:p text:style-name="P4">3. <text:span text:style-name="T1">Совет</text:span>: </text:p>
      <text:p text:style-name="P4">Если вам удобно размещать информацию о книге в самом низу текста, то включите опцию <text:span text:style-name="T1">Диалога Настроек</text:span> опции «В любом месте документа)», но при этом, если ваш документ очень большой, на считывание этих данных затратится несколько секунд (перебор всего текста). При маленьких объемах книги время на инициализацию конвертора практически ничтожно, как и в случае опции «Верх Документа (До Названия Книги)».</text:p>
      <text:p text:style-name="P4"><text:soft-page-break/>Если вам важна скорость инициализации конвертора, то размещайте информацию о книге в самом верху текста, при этом включите опцию <text:span text:style-name="T1">Диалога Настроек</text:span> опции «Верх Документа (До Названия Книги)» (задана по умолчанию). На больших документах инициализация конвертора практически мгновенная — перебор только до стиля Названия Документа.</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Cambria" svg:font-family="Cambria"/>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801cm" fo:margin-bottom="0.3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4cm" fo:margin-bottom="0cm" fo:line-height="15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499cm" fo:margin-bottom="0.3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indent="0cm" style:auto-text-indent="false"/>
      <style:text-properties fo:color="#000080"/>
    </style:style>
    <style:style style:name="_5f_PaperBook_20_ISBN" style:display-name="_PaperBook ISBN" style:family="paragraph" style:next-style-name="Standard" style:master-page-name="">
      <style:paragraph-properties fo:margin-left="0cm" fo:margin-right="0cm" fo:text-align="start" style:justify-single-word="false" fo:text-indent="1.3cm" style:auto-text-indent="false" style:page-number="auto" fo:background-color="#ffcc99" style:shadow="none">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94bd5e"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background-color="#94bd5e">
        <style:background-image/>
      </style:paragraph-properties>
      <style:text-properties fo:color="#0000ff"/>
    </style:style>
    <style:style style:name="_5f_PaperBook_20_Name" style:display-name="_PaperBook Name" style:family="paragraph" style:next-style-name="Standard">
      <style:paragraph-properties fo:margin-left="0cm" fo:margin-right="0cm" fo:text-indent="1.3cm" style:auto-text-indent="false" fo:background-color="#ffcc99">
        <style:background-image/>
      </style:paragraph-properties>
      <style:text-properties fo:color="#993366"/>
    </style:style>
    <style:style style:name="_5f_PaperBook_20_Publisher" style:display-name="_PaperBook Publisher" style:family="paragraph" style:next-style-name="Standard">
      <style:paragraph-properties fo:margin-left="0cm" fo:margin-right="0cm" fo:text-indent="1.3cm" style:auto-text-indent="false" fo:background-color="#ffcc99">
        <style:background-image/>
      </style:paragraph-properties>
      <style:text-properties fo:color="#800000"/>
    </style:style>
    <style:style style:name="_5f_PaperBook_20_City" style:display-name="_PaperBook City" style:family="paragraph" style:next-style-name="Standard">
      <style:paragraph-properties fo:margin-left="0cm" fo:margin-right="0cm" fo:text-indent="1.3cm" style:auto-text-indent="false" fo:background-color="#ffcc99">
        <style:background-image/>
      </style:paragraph-properties>
      <style:text-properties fo:color="#0000ff"/>
    </style:style>
    <style:style style:name="_5f_PaperBook_20_Year" style:display-name="_PaperBook Year" style:family="paragraph" style:next-style-name="Standard">
      <style:paragraph-properties fo:margin-left="0cm" fo:margin-right="0cm" fo:text-indent="1.3cm" style:auto-text-indent="false" fo:background-color="#ffcc99">
        <style:background-image/>
      </style:paragraph-properties>
      <style:text-properties fo:color="#008000"/>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_5f_Book_20_Date_20_Text" style:display-name="_Book Date Text" style:family="paragraph" style:next-style-name="Standard">
      <style:paragraph-properties fo:margin-left="0cm" fo:margin-right="0cm" fo:text-indent="1.3cm" style:auto-text-indent="false" fo:background-color="#ffff99">
        <style:background-image/>
      </style:paragraph-properties>
      <style:text-properties fo:color="#4700b8"/>
    </style:style>
    <style:style style:name="_5f_Book_20_Date_20_Value" style:display-name="_Book Date Value" style:family="paragraph" style:next-style-name="Standard">
      <style:paragraph-properties fo:margin-left="0cm" fo:margin-right="0cm" fo:text-indent="1.3cm" style:auto-text-indent="false" fo:background-color="#ffff99">
        <style:background-image/>
      </style:paragraph-properties>
      <style:text-properties fo:color="#2300dc"/>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fo:background-color="#ccffff">
        <style:background-image/>
      </style:paragraph-properties>
      <style:text-properties fo:color="#008000"/>
    </style:style>
    <style:style style:name="Cite_20_SubTitle" style:display-name="Cite SubTitle" style:family="paragraph" style:next-style-name="Standard">
      <style:paragraph-properties fo:text-align="center" style:justify-single-word="false" fo:background-color="#ccccff">
        <style:background-image/>
      </style:paragraph-properties>
      <style:text-properties fo:color="#00008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300dc"/>
    </style:style>
    <style:style style:name="_23_Custom_20_Info_20_Value" style:display-name="#Custom Info Value" style:family="text">
      <style:text-properties fo:color="#0047ff"/>
    </style:style>
    <style:style style:name="code" style:family="text">
      <style:text-properties style:font-relief="emboss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
  </meta:generator>
    <dc:title>Демонстрация работы Конвертера ExportToFB21</dc:title>
    <meta:creation-date>2008-06-26T08:04:47</meta:creation-date>
    <dc:date>2008-09-07T18:33:35</dc:date>
    <meta:keyword>fb2 OOo</meta:keyword>
    <meta:editing-cycles>286</meta:editing-cycles>
    <meta:editing-duration>PT18H30M55S</meta:editing-duration>
    <meta:template xlink:type="simple" xlink:actuate="onRequest" xlink:href="/C:/Documents%20and%20Settings/vadim/Application%20Data/OpenOffice.org2/user/template/fb21_styles.ott"/>
    <meta:user-defined meta:name="Поле 1"/>
    <meta:user-defined meta:name="Поле 2"/>
    <meta:user-defined meta:name="Поле 3"/>
    <meta:user-defined meta:name="Поле 4"/>
    <meta:document-statistic meta:table-count="10" meta:image-count="4" meta:object-count="0" meta:page-count="21" meta:paragraph-count="471" meta:word-count="3435" meta:character-count="23270"/>
  </office:meta>
</office:document-meta>
</file>